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T3_131" style:family="text">
      <style:text-properties fo:background-color="#ffffff"/>
    </style:style>
    <style:style style:name="T3_132" style:family="text">
      <style:text-properties fo:background-color="#ffffff"/>
    </style:style>
    <style:style style:name="T3_133" style:family="text">
      <style:text-properties fo:background-color="#ffffff"/>
    </style:style>
    <style:style style:name="T3_134" style:family="text">
      <style:text-properties fo:background-color="#ffffff"/>
    </style:style>
    <style:style style:name="T3_135" style:family="text">
      <style:text-properties fo:background-color="#ffffff"/>
    </style:style>
    <style:style style:name="T3_136" style:family="text">
      <style:text-properties fo:background-color="#ffffff"/>
    </style:style>
    <style:style style:name="T3_137" style:family="text">
      <style:text-properties fo:background-color="#ffffff"/>
    </style:style>
    <style:style style:name="T3_138" style:family="text">
      <style:text-properties fo:background-color="#ffffff"/>
    </style:style>
    <style:style style:name="T3_139" style:family="text">
      <style:text-properties fo:background-color="#ffffff"/>
    </style:style>
    <style:style style:name="T3_140" style:family="text">
      <style:text-properties fo:background-color="#ffffff"/>
    </style:style>
    <style:style style:name="T3_141" style:family="text">
      <style:text-properties fo:background-color="#ffffff"/>
    </style:style>
    <style:style style:name="T3_142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background-color="#ffffff"/>
    </style:style>
    <style:style style:name="T6_2" style:family="text">
      <style:text-properties fo:background-color="#ffffff"/>
    </style:style>
    <style:style style:name="T6_3" style:family="text">
      <style:text-properties fo:background-color="#ffffff"/>
    </style:style>
    <style:style style:name="T6_4" style:family="text">
      <style:text-properties fo:background-color="#ffffff"/>
    </style:style>
    <style:style style:name="T6_5" style:family="text">
      <style:text-properties fo:background-color="#ffffff"/>
    </style:style>
    <style:style style:name="T6_6" style:family="text">
      <style:text-properties fo:background-color="#ffffff"/>
    </style:style>
    <style:style style:name="T6_7" style:family="text">
      <style:text-properties fo:background-color="#ffffff"/>
    </style:style>
    <style:style style:name="T6_8" style:family="text">
      <style:text-properties fo:background-color="#ffffff"/>
    </style:style>
    <style:style style:name="T6_9" style:family="text">
      <style:text-properties fo:background-color="#ffffff"/>
    </style:style>
    <style:style style:name="T6_10" style:family="text">
      <style:text-properties fo:background-color="#ffffff"/>
    </style:style>
    <style:style style:name="T6_11" style:family="text">
      <style:text-properties fo:background-color="#ffffff"/>
    </style:style>
    <style:style style:name="T6_12" style:family="text">
      <style:text-properties fo:background-color="#ffffff"/>
    </style:style>
    <style:style style:name="T6_13" style:family="text">
      <style:text-properties fo:background-color="#ffffff"/>
    </style:style>
    <style:style style:name="T6_14" style:family="text">
      <style:text-properties fo:background-color="#ffffff"/>
    </style:style>
    <style:style style:name="T6_15" style:family="text">
      <style:text-properties fo:background-color="#ffffff"/>
    </style:style>
    <style:style style:name="T6_16" style:family="text">
      <style:text-properties fo:background-color="#ffffff"/>
    </style:style>
    <style:style style:name="T6_17" style:family="text">
      <style:text-properties fo:background-color="#ffffff"/>
    </style:style>
    <style:style style:name="T6_18" style:family="text">
      <style:text-properties fo:background-color="#ffffff"/>
    </style:style>
    <style:style style:name="T6_19" style:family="text">
      <style:text-properties fo:background-color="#ffffff"/>
    </style:style>
    <style:style style:name="T6_20" style:family="text">
      <style:text-properties fo:background-color="#ffffff"/>
    </style:style>
    <style:style style:name="T6_21" style:family="text">
      <style:text-properties fo:background-color="#ffffff"/>
    </style:style>
    <style:style style:name="T6_22" style:family="text">
      <style:text-properties fo:background-color="#ffffff"/>
    </style:style>
    <style:style style:name="T6_23" style:family="text">
      <style:text-properties fo:background-color="#ffffff"/>
    </style:style>
    <style:style style:name="T6_24" style:family="text">
      <style:text-properties fo:background-color="#ffffff"/>
    </style:style>
    <style:style style:name="T6_25" style:family="text">
      <style:text-properties fo:background-color="#ffffff"/>
    </style:style>
    <style:style style:name="T6_26" style:family="text">
      <style:text-properties fo:background-color="#ffffff"/>
    </style:style>
    <style:style style:name="T6_27" style:family="text">
      <style:text-properties fo:background-color="#ffffff"/>
    </style:style>
    <style:style style:name="T6_28" style:family="text">
      <style:text-properties fo:background-color="#ffffff"/>
    </style:style>
    <style:style style:name="T6_29" style:family="text">
      <style:text-properties fo:background-color="#ffffff"/>
    </style:style>
    <style:style style:name="T6_30" style:family="text">
      <style:text-properties fo:background-color="#ffffff"/>
    </style:style>
    <style:style style:name="T6_31" style:family="text">
      <style:text-properties fo:background-color="#ffffff"/>
    </style:style>
    <style:style style:name="T6_32" style:family="text">
      <style:text-properties fo:background-color="#ffffff"/>
    </style:style>
    <style:style style:name="T6_33" style:family="text">
      <style:text-properties fo:background-color="#ffffff"/>
    </style:style>
    <style:style style:name="T6_34" style:family="text">
      <style:text-properties fo:background-color="#ffffff"/>
    </style:style>
    <style:style style:name="T6_35" style:family="text">
      <style:text-properties fo:background-color="#ffffff"/>
    </style:style>
    <style:style style:name="T6_36" style:family="text">
      <style:text-properties fo:background-color="#ffffff"/>
    </style:style>
    <style:style style:name="T6_37" style:family="text">
      <style:text-properties fo:background-color="#ffffff"/>
    </style:style>
    <style:style style:name="T6_38" style:family="text">
      <style:text-properties fo:background-color="#ffffff"/>
    </style:style>
    <style:style style:name="T6_39" style:family="text">
      <style:text-properties fo:background-color="#ffffff"/>
    </style:style>
    <style:style style:name="T6_40" style:family="text">
      <style:text-properties fo:background-color="#ffffff"/>
    </style:style>
    <style:style style:name="T6_41" style:family="text">
      <style:text-properties fo:background-color="#ffffff"/>
    </style:style>
    <style:style style:name="T6_42" style:family="text">
      <style:text-properties fo:background-color="#ffffff"/>
    </style:style>
    <style:style style:name="T6_43" style:family="text">
      <style:text-properties fo:background-color="#ffffff"/>
    </style:style>
    <style:style style:name="T6_44" style:family="text">
      <style:text-properties fo:background-color="#ffffff"/>
    </style:style>
    <style:style style:name="T6_45" style:family="text">
      <style:text-properties fo:background-color="#ffffff"/>
    </style:style>
    <style:style style:name="T6_46" style:family="text">
      <style:text-properties fo:background-color="#ffffff"/>
    </style:style>
    <style:style style:name="T6_47" style:family="text">
      <style:text-properties fo:background-color="#ffffff"/>
    </style:style>
    <style:style style:name="T6_48" style:family="text">
      <style:text-properties fo:background-color="#ffffff"/>
    </style:style>
    <style:style style:name="T6_49" style:family="text">
      <style:text-properties fo:background-color="#ffffff"/>
    </style:style>
    <style:style style:name="T6_50" style:family="text">
      <style:text-properties fo:background-color="#ffffff"/>
    </style:style>
    <style:style style:name="T6_51" style:family="text">
      <style:text-properties fo:background-color="#ffffff"/>
    </style:style>
    <style:style style:name="T6_52" style:family="text">
      <style:text-properties fo:background-color="#ffffff"/>
    </style:style>
    <style:style style:name="T6_53" style:family="text">
      <style:text-properties fo:background-color="#ffffff"/>
    </style:style>
    <style:style style:name="T6_54" style:family="text">
      <style:text-properties fo:background-color="#ffffff"/>
    </style:style>
    <style:style style:name="T6_55" style:family="text">
      <style:text-properties fo:background-color="#ffffff"/>
    </style:style>
    <style:style style:name="T6_56" style:family="text">
      <style:text-properties fo:background-color="#ffffff"/>
    </style:style>
    <style:style style:name="T6_57" style:family="text">
      <style:text-properties fo:background-color="#ffffff"/>
    </style:style>
    <style:style style:name="T6_58" style:family="text">
      <style:text-properties fo:background-color="#ffffff"/>
    </style:style>
    <style:style style:name="T6_59" style:family="text">
      <style:text-properties fo:background-color="#ffffff"/>
    </style:style>
    <style:style style:name="T6_60" style:family="text">
      <style:text-properties fo:background-color="#ffffff"/>
    </style:style>
    <style:style style:name="T6_61" style:family="text">
      <style:text-properties fo:background-color="#ffffff"/>
    </style:style>
    <style:style style:name="T6_62" style:family="text">
      <style:text-properties fo:background-color="#ffffff"/>
    </style:style>
    <style:style style:name="T6_63" style:family="text">
      <style:text-properties fo:background-color="#ffffff"/>
    </style:style>
    <style:style style:name="T6_64" style:family="text">
      <style:text-properties fo:background-color="#ffffff"/>
    </style:style>
    <style:style style:name="T6_65" style:family="text">
      <style:text-properties fo:background-color="#ffffff"/>
    </style:style>
    <style:style style:name="T6_66" style:family="text">
      <style:text-properties fo:background-color="#ffffff"/>
    </style:style>
    <style:style style:name="T6_67" style:family="text">
      <style:text-properties fo:background-color="#ffffff"/>
    </style:style>
    <style:style style:name="T6_68" style:family="text">
      <style:text-properties fo:background-color="#ffffff"/>
    </style:style>
    <style:style style:name="T6_69" style:family="text">
      <style:text-properties fo:background-color="#ffffff"/>
    </style:style>
    <style:style style:name="T6_70" style:family="text">
      <style:text-properties fo:background-color="#ffffff"/>
    </style:style>
    <style:style style:name="T6_71" style:family="text">
      <style:text-properties fo:background-color="#ffffff"/>
    </style:style>
    <style:style style:name="T6_72" style:family="text">
      <style:text-properties fo:background-color="#ffffff"/>
    </style:style>
    <style:style style:name="T6_73" style:family="text">
      <style:text-properties fo:background-color="#ffffff"/>
    </style:style>
    <style:style style:name="T6_74" style:family="text">
      <style:text-properties fo:background-color="#ffffff"/>
    </style:style>
    <style:style style:name="T6_75" style:family="text">
      <style:text-properties fo:background-color="#ffffff"/>
    </style:style>
    <style:style style:name="T6_76" style:family="text">
      <style:text-properties fo:background-color="#ffffff"/>
    </style:style>
    <style:style style:name="T6_77" style:family="text">
      <style:text-properties fo:background-color="#ffffff"/>
    </style:style>
    <style:style style:name="T6_78" style:family="text">
      <style:text-properties fo:background-color="#ffffff"/>
    </style:style>
    <style:style style:name="T6_79" style:family="text">
      <style:text-properties fo:background-color="#ffffff"/>
    </style:style>
    <style:style style:name="T6_80" style:family="text">
      <style:text-properties fo:background-color="#ffffff"/>
    </style:style>
    <style:style style:name="T6_81" style:family="text">
      <style:text-properties fo:background-color="#ffffff"/>
    </style:style>
    <style:style style:name="T6_82" style:family="text">
      <style:text-properties fo:background-color="#ffffff"/>
    </style:style>
    <style:style style:name="T6_83" style:family="text">
      <style:text-properties fo:background-color="#ffffff"/>
    </style:style>
    <style:style style:name="T6_84" style:family="text">
      <style:text-properties fo:background-color="#ffffff"/>
    </style:style>
    <style:style style:name="T6_85" style:family="text">
      <style:text-properties fo:background-color="#ffffff"/>
    </style:style>
    <style:style style:name="T6_86" style:family="text">
      <style:text-properties fo:background-color="#ffffff"/>
    </style:style>
    <style:style style:name="T6_87" style:family="text">
      <style:text-properties fo:background-color="#ffffff"/>
    </style:style>
    <style:style style:name="T6_88" style:family="text">
      <style:text-properties fo:background-color="#ffffff"/>
    </style:style>
    <style:style style:name="T6_89" style:family="text">
      <style:text-properties fo:background-color="#ffffff"/>
    </style:style>
    <style:style style:name="T6_90" style:family="text">
      <style:text-properties fo:background-color="#ffffff"/>
    </style:style>
    <style:style style:name="T6_91" style:family="text">
      <style:text-properties fo:background-color="#ffffff"/>
    </style:style>
    <style:style style:name="T6_92" style:family="text">
      <style:text-properties fo:background-color="#ffffff"/>
    </style:style>
    <style:style style:name="T6_93" style:family="text">
      <style:text-properties fo:background-color="#ffffff"/>
    </style:style>
    <style:style style:name="T6_94" style:family="text">
      <style:text-properties fo:background-color="#ffffff"/>
    </style:style>
    <style:style style:name="T6_95" style:family="text">
      <style:text-properties fo:background-color="#ffffff"/>
    </style:style>
    <style:style style:name="T6_96" style:family="text">
      <style:text-properties fo:background-color="#ffffff"/>
    </style:style>
    <style:style style:name="T6_97" style:family="text">
      <style:text-properties fo:background-color="#ffffff"/>
    </style:style>
    <style:style style:name="T6_98" style:family="text">
      <style:text-properties fo:background-color="#ffffff"/>
    </style:style>
    <style:style style:name="T6_99" style:family="text">
      <style:text-properties fo:background-color="#ffffff"/>
    </style:style>
    <style:style style:name="T6_100" style:family="text">
      <style:text-properties fo:background-color="#ffffff"/>
    </style:style>
    <style:style style:name="T6_101" style:family="text">
      <style:text-properties fo:background-color="#ffffff"/>
    </style:style>
    <style:style style:name="T6_102" style:family="text">
      <style:text-properties fo:background-color="#ffffff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T8_17" style:family="text">
      <style:text-properties fo:background-color="#ffffff"/>
    </style:style>
    <style:style style:name="T8_18" style:family="text">
      <style:text-properties fo:background-color="#ffffff"/>
    </style:style>
    <style:style style:name="T8_19" style:family="text">
      <style:text-properties fo:background-color="#ffffff"/>
    </style:style>
    <style:style style:name="T8_20" style:family="text">
      <style:text-properties fo:background-color="#ffffff"/>
    </style:style>
    <style:style style:name="T8_21" style:family="text">
      <style:text-properties fo:background-color="#ffffff"/>
    </style:style>
    <style:style style:name="T8_22" style:family="text">
      <style:text-properties fo:background-color="#ffffff"/>
    </style:style>
    <style:style style:name="T8_23" style:family="text">
      <style:text-properties fo:background-color="#ffffff"/>
    </style:style>
    <style:style style:name="T8_24" style:family="text">
      <style:text-properties fo:background-color="#ffffff"/>
    </style:style>
    <style:style style:name="T8_25" style:family="text">
      <style:text-properties fo:background-color="#ffffff"/>
    </style:style>
    <style:style style:name="T8_26" style:family="text">
      <style:text-properties fo:background-color="#ffffff"/>
    </style:style>
    <style:style style:name="T8_27" style:family="text">
      <style:text-properties fo:background-color="#ffffff"/>
    </style:style>
    <style:style style:name="T8_28" style:family="text">
      <style:text-properties fo:background-color="#ffffff"/>
    </style:style>
    <style:style style:name="T8_29" style:family="text">
      <style:text-properties fo:background-color="#ffffff"/>
    </style:style>
    <style:style style:name="T8_30" style:family="text">
      <style:text-properties fo:background-color="#ffffff"/>
    </style:style>
    <style:style style:name="T8_31" style:family="text">
      <style:text-properties fo:background-color="#ffffff"/>
    </style:style>
    <style:style style:name="T8_32" style:family="text">
      <style:text-properties fo:background-color="#ffffff"/>
    </style:style>
    <style:style style:name="T8_33" style:family="text">
      <style:text-properties fo:background-color="#ffffff"/>
    </style:style>
    <style:style style:name="T8_34" style:family="text">
      <style:text-properties fo:background-color="#ffffff"/>
    </style:style>
    <style:style style:name="T8_35" style:family="text">
      <style:text-properties fo:background-color="#ffffff"/>
    </style:style>
    <style:style style:name="T8_36" style:family="text">
      <style:text-properties fo:background-color="#ffffff"/>
    </style:style>
    <style:style style:name="T8_37" style:family="text">
      <style:text-properties fo:background-color="#ffffff"/>
    </style:style>
    <style:style style:name="T8_38" style:family="text">
      <style:text-properties fo:background-color="#ffffff"/>
    </style:style>
    <style:style style:name="T8_39" style:family="text">
      <style:text-properties fo:background-color="#ffffff"/>
    </style:style>
    <style:style style:name="T8_40" style:family="text">
      <style:text-properties fo:background-color="#ffffff"/>
    </style:style>
    <style:style style:name="T8_41" style:family="text">
      <style:text-properties fo:background-color="#ffffff"/>
    </style:style>
    <style:style style:name="T8_42" style:family="text">
      <style:text-properties fo:background-color="#ffffff"/>
    </style:style>
    <style:style style:name="T8_43" style:family="text">
      <style:text-properties fo:background-color="#ffffff"/>
    </style:style>
    <style:style style:name="T8_44" style:family="text">
      <style:text-properties fo:background-color="#ffffff"/>
    </style:style>
    <style:style style:name="T8_45" style:family="text">
      <style:text-properties fo:background-color="#ffffff"/>
    </style:style>
    <style:style style:name="T8_46" style:family="text">
      <style:text-properties fo:background-color="#ffffff"/>
    </style:style>
    <style:style style:name="T8_47" style:family="text">
      <style:text-properties fo:background-color="#ffffff"/>
    </style:style>
    <style:style style:name="T8_48" style:family="text">
      <style:text-properties fo:background-color="#ffffff"/>
    </style:style>
    <style:style style:name="T8_49" style:family="text">
      <style:text-properties fo:background-color="#ffffff"/>
    </style:style>
    <style:style style:name="T8_50" style:family="text">
      <style:text-properties fo:background-color="#ffffff"/>
    </style:style>
    <style:style style:name="T8_51" style:family="text">
      <style:text-properties fo:background-color="#ffffff"/>
    </style:style>
    <style:style style:name="T8_52" style:family="text"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>
      <style:text-properties fo:background-color="#ffffff"/>
    </style:style>
    <style:style style:name="T10_6" style:family="text">
      <style:text-properties fo:background-color="#ffffff"/>
    </style:style>
    <style:style style:name="T10_7" style:family="text">
      <style:text-properties fo:background-color="#ffffff"/>
    </style:style>
    <style:style style:name="T10_8" style:family="text">
      <style:text-properties fo:background-color="#ffffff"/>
    </style:style>
    <style:style style:name="T10_9" style:family="text">
      <style:text-properties fo:background-color="#ffffff"/>
    </style:style>
    <style:style style:name="T10_10" style:family="text">
      <style:text-properties fo:background-color="#ffffff"/>
    </style:style>
    <style:style style:name="T10_11" style:family="text">
      <style:text-properties fo:background-color="#ffffff"/>
    </style:style>
    <style:style style:name="T10_12" style:family="text">
      <style:text-properties fo:background-color="#ffffff"/>
    </style:style>
    <style:style style:name="T10_13" style:family="text">
      <style:text-properties fo:background-color="#ffffff"/>
    </style:style>
    <style:style style:name="T10_14" style:family="text">
      <style:text-properties fo:background-color="#ffffff"/>
    </style:style>
    <style:style style:name="T10_15" style:family="text">
      <style:text-properties fo:background-color="#ffffff"/>
    </style:style>
    <style:style style:name="T10_16" style:family="text">
      <style:text-properties fo:background-color="#ffffff"/>
    </style:style>
    <style:style style:name="T10_17" style:family="text">
      <style:text-properties fo:background-color="#ffffff"/>
    </style:style>
    <style:style style:name="T10_18" style:family="text">
      <style:text-properties fo:background-color="#ffffff"/>
    </style:style>
    <style:style style:name="T10_19" style:family="text">
      <style:text-properties fo:background-color="#ffffff"/>
    </style:style>
    <style:style style:name="T10_20" style:family="text">
      <style:text-properties fo:background-color="#ffffff"/>
    </style:style>
    <style:style style:name="T10_21" style:family="text">
      <style:text-properties fo:background-color="#ffffff"/>
    </style:style>
    <style:style style:name="T10_22" style:family="text">
      <style:text-properties fo:background-color="#ffffff"/>
    </style:style>
    <style:style style:name="T10_23" style:family="text">
      <style:text-properties fo:background-color="#ffffff"/>
    </style:style>
    <style:style style:name="T10_24" style:family="text">
      <style:text-properties fo:background-color="#ffffff"/>
    </style:style>
    <style:style style:name="T10_25" style:family="text">
      <style:text-properties fo:background-color="#ffffff"/>
    </style:style>
    <style:style style:name="T10_26" style:family="text">
      <style:text-properties fo:background-color="#ffffff"/>
    </style:style>
    <style:style style:name="T10_27" style:family="text">
      <style:text-properties fo:background-color="#ffffff"/>
    </style:style>
    <style:style style:name="T10_28" style:family="text">
      <style:text-properties fo:background-color="#ffffff"/>
    </style:style>
    <style:style style:name="T10_29" style:family="text">
      <style:text-properties fo:background-color="#ffffff"/>
    </style:style>
    <style:style style:name="T10_30" style:family="text">
      <style:text-properties fo:background-color="#ffffff"/>
    </style:style>
    <style:style style:name="T10_31" style:family="text">
      <style:text-properties fo:background-color="#ffffff"/>
    </style:style>
    <style:style style:name="T10_32" style:family="text">
      <style:text-properties fo:background-color="#ffffff"/>
    </style:style>
    <style:style style:name="T10_33" style:family="text">
      <style:text-properties fo:background-color="#ffffff"/>
    </style:style>
    <style:style style:name="T10_34" style:family="text">
      <style:text-properties fo:background-color="#ffffff"/>
    </style:style>
    <style:style style:name="T10_35" style:family="text">
      <style:text-properties fo:background-color="#ffffff"/>
    </style:style>
    <style:style style:name="T10_36" style:family="text">
      <style:text-properties fo:background-color="#ffffff"/>
    </style:style>
    <style:style style:name="T10_37" style:family="text">
      <style:text-properties fo:background-color="#ffffff"/>
    </style:style>
    <style:style style:name="T10_38" style:family="text">
      <style:text-properties fo:background-color="#ffffff"/>
    </style:style>
    <style:style style:name="T10_39" style:family="text">
      <style:text-properties fo:background-color="#ffffff"/>
    </style:style>
    <style:style style:name="T10_40" style:family="text">
      <style:text-properties fo:background-color="#ffffff"/>
    </style:style>
    <style:style style:name="T10_41" style:family="text">
      <style:text-properties fo:background-color="#ffffff"/>
    </style:style>
    <style:style style:name="T10_42" style:family="text">
      <style:text-properties fo:background-color="#ffffff"/>
    </style:style>
    <style:style style:name="T10_43" style:family="text">
      <style:text-properties fo:background-color="#ffffff"/>
    </style:style>
    <style:style style:name="T10_44" style:family="text">
      <style:text-properties fo:background-color="#ffffff"/>
    </style:style>
    <style:style style:name="T10_45" style:family="text">
      <style:text-properties fo:background-color="#ffffff"/>
    </style:style>
    <style:style style:name="T10_46" style:family="text">
      <style:text-properties fo:background-color="#ffffff"/>
    </style:style>
    <style:style style:name="T10_47" style:family="text">
      <style:text-properties fo:background-color="#ffffff"/>
    </style:style>
    <style:style style:name="T10_48" style:family="text">
      <style:text-properties fo:background-color="#ffffff"/>
    </style:style>
    <style:style style:name="T10_49" style:family="text">
      <style:text-properties fo:background-color="#ffffff"/>
    </style:style>
    <style:style style:name="T10_50" style:family="text">
      <style:text-properties fo:background-color="#ffffff"/>
    </style:style>
    <style:style style:name="T10_51" style:family="text">
      <style:text-properties fo:background-color="#ffffff"/>
    </style:style>
    <style:style style:name="T10_52" style:family="text">
      <style:text-properties fo:background-color="#ffffff"/>
    </style:style>
    <style:style style:name="T10_53" style:family="text">
      <style:text-properties fo:background-color="#ffffff"/>
    </style:style>
    <style:style style:name="T10_54" style:family="text">
      <style:text-properties fo:background-color="#ffffff"/>
    </style:style>
    <style:style style:name="T10_55" style:family="text">
      <style:text-properties fo:background-color="#ffffff"/>
    </style:style>
    <style:style style:name="T10_56" style:family="text">
      <style:text-properties fo:background-color="#ffffff"/>
    </style:style>
    <style:style style:name="T10_57" style:family="text">
      <style:text-properties fo:background-color="#ffffff"/>
    </style:style>
    <style:style style:name="T10_58" style:family="text">
      <style:text-properties fo:background-color="#ffffff"/>
    </style:style>
    <style:style style:name="T10_59" style:family="text">
      <style:text-properties fo:background-color="#ffffff"/>
    </style:style>
    <style:style style:name="T10_60" style:family="text">
      <style:text-properties fo:background-color="#ffffff"/>
    </style:style>
    <style:style style:name="T10_61" style:family="text">
      <style:text-properties fo:background-color="#ffffff"/>
    </style:style>
    <style:style style:name="T10_62" style:family="text">
      <style:text-properties fo:background-color="#ffffff"/>
    </style:style>
    <style:style style:name="T10_63" style:family="text">
      <style:text-properties fo:background-color="#ffffff"/>
    </style:style>
    <style:style style:name="T10_64" style:family="text">
      <style:text-properties fo:background-color="#ffffff"/>
    </style:style>
    <style:style style:name="T10_65" style:family="text">
      <style:text-properties fo:background-color="#ffffff"/>
    </style:style>
    <style:style style:name="T10_66" style:family="text">
      <style:text-properties fo:background-color="#ffffff"/>
    </style:style>
    <style:style style:name="T10_67" style:family="text">
      <style:text-properties fo:background-color="#ffffff"/>
    </style:style>
    <style:style style:name="T10_68" style:family="text">
      <style:text-properties fo:background-color="#ffffff"/>
    </style:style>
    <style:style style:name="T10_69" style:family="text">
      <style:text-properties fo:background-color="#ffffff"/>
    </style:style>
    <style:style style:name="T10_70" style:family="text">
      <style:text-properties fo:background-color="#ffffff"/>
    </style:style>
    <style:style style:name="T10_71" style:family="text">
      <style:text-properties fo:background-color="#ffffff"/>
    </style:style>
    <style:style style:name="T10_72" style:family="text">
      <style:text-properties fo:background-color="#ffffff"/>
    </style:style>
    <style:style style:name="T10_73" style:family="text">
      <style:text-properties fo:background-color="#ffffff"/>
    </style:style>
    <style:style style:name="T10_74" style:family="text">
      <style:text-properties fo:background-color="#ffffff"/>
    </style:style>
    <style:style style:name="T10_75" style:family="text">
      <style:text-properties fo:background-color="#ffffff"/>
    </style:style>
    <style:style style:name="T10_76" style:family="text">
      <style:text-properties fo:background-color="#ffffff"/>
    </style:style>
    <style:style style:name="T10_77" style:family="text">
      <style:text-properties fo:background-color="#ffffff"/>
    </style:style>
    <style:style style:name="T10_78" style:family="text">
      <style:text-properties fo:background-color="#ffffff"/>
    </style:style>
    <style:style style:name="T10_79" style:family="text">
      <style:text-properties fo:background-color="#ffffff"/>
    </style:style>
    <style:style style:name="T10_80" style:family="text">
      <style:text-properties fo:background-color="#ffffff"/>
    </style:style>
    <style:style style:name="T10_81" style:family="text">
      <style:text-properties fo:background-color="#ffffff"/>
    </style:style>
    <style:style style:name="T10_82" style:family="text">
      <style:text-properties fo:background-color="#ffffff"/>
    </style:style>
    <style:style style:name="T10_83" style:family="text">
      <style:text-properties fo:background-color="#ffffff"/>
    </style:style>
    <style:style style:name="T10_84" style:family="text">
      <style:text-properties fo:background-color="#ffffff"/>
    </style:style>
    <style:style style:name="T10_85" style:family="text">
      <style:text-properties fo:background-color="#ffffff"/>
    </style:style>
    <style:style style:name="T10_86" style:family="text">
      <style:text-properties fo:background-color="#ffffff"/>
    </style:style>
    <style:style style:name="T10_87" style:family="text">
      <style:text-properties fo:background-color="#ffffff"/>
    </style:style>
    <style:style style:name="T10_88" style:family="text">
      <style:text-properties fo:background-color="#ffffff"/>
    </style:style>
    <style:style style:name="T10_89" style:family="text">
      <style:text-properties fo:background-color="#ffffff"/>
    </style:style>
    <style:style style:name="T10_90" style:family="text">
      <style:text-properties fo:background-color="#ffffff"/>
    </style:style>
    <style:style style:name="T10_91" style:family="text">
      <style:text-properties fo:background-color="#ffffff"/>
    </style:style>
    <style:style style:name="T10_92" style:family="text">
      <style:text-properties fo:background-color="#ffffff"/>
    </style:style>
    <style:style style:name="T10_93" style:family="text">
      <style:text-properties fo:background-color="#ffffff"/>
    </style:style>
    <style:style style:name="T10_94" style:family="text">
      <style:text-properties fo:background-color="#ffffff"/>
    </style:style>
    <style:style style:name="T10_95" style:family="text">
      <style:text-properties fo:background-color="#ffffff"/>
    </style:style>
    <style:style style:name="T10_96" style:family="text">
      <style:text-properties fo:background-color="#ffffff"/>
    </style:style>
    <style:style style:name="T10_97" style:family="text">
      <style:text-properties fo:background-color="#ffffff"/>
    </style:style>
    <style:style style:name="T10_98" style:family="text">
      <style:text-properties fo:background-color="#ffffff"/>
    </style:style>
    <style:style style:name="T10_99" style:family="text">
      <style:text-properties fo:background-color="#ffffff"/>
    </style:style>
    <style:style style:name="T10_100" style:family="text">
      <style:text-properties fo:background-color="#ffffff"/>
    </style:style>
    <style:style style:name="T10_101" style:family="text">
      <style:text-properties fo:background-color="#ffffff"/>
    </style:style>
    <style:style style:name="T10_102" style:family="text">
      <style:text-properties fo:background-color="#ffffff"/>
    </style:style>
    <style:style style:name="T10_103" style:family="text">
      <style:text-properties fo:background-color="#ffffff"/>
    </style:style>
    <style:style style:name="T10_104" style:family="text">
      <style:text-properties fo:background-color="#ffffff"/>
    </style:style>
    <style:style style:name="T10_105" style:family="text">
      <style:text-properties fo:background-color="#ffffff"/>
    </style:style>
    <style:style style:name="T10_106" style:family="text">
      <style:text-properties fo:background-color="#ffffff"/>
    </style:style>
    <style:style style:name="T10_107" style:family="text">
      <style:text-properties fo:background-color="#ffffff"/>
    </style:style>
    <style:style style:name="T10_108" style:family="text">
      <style:text-properties fo:background-color="#ffffff"/>
    </style:style>
    <style:style style:name="T10_109" style:family="text">
      <style:text-properties fo:background-color="#ffffff"/>
    </style:style>
    <style:style style:name="T10_110" style:family="text">
      <style:text-properties fo:background-color="#ffffff"/>
    </style:style>
    <style:style style:name="T10_111" style:family="text">
      <style:text-properties fo:background-color="#ffffff"/>
    </style:style>
    <style:style style:name="T10_112" style:family="text">
      <style:text-properties fo:background-color="#ffffff"/>
    </style:style>
    <style:style style:name="T10_113" style:family="text">
      <style:text-properties fo:background-color="#ffffff"/>
    </style:style>
    <style:style style:name="T10_114" style:family="text">
      <style:text-properties fo:background-color="#ffffff"/>
    </style:style>
    <style:style style:name="T10_115" style:family="text">
      <style:text-properties fo:background-color="#ffffff"/>
    </style:style>
    <style:style style:name="T10_116" style:family="text">
      <style:text-properties fo:background-color="#ffffff"/>
    </style:style>
    <style:style style:name="T10_117" style:family="text">
      <style:text-properties fo:background-color="#ffffff"/>
    </style:style>
    <style:style style:name="T10_118" style:family="text">
      <style:text-properties fo:background-color="#ffffff"/>
    </style:style>
    <style:style style:name="T10_119" style:family="text">
      <style:text-properties fo:background-color="#ffffff"/>
    </style:style>
    <style:style style:name="T10_120" style:family="text">
      <style:text-properties fo:background-color="#ffffff"/>
    </style:style>
    <style:style style:name="T10_121" style:family="text">
      <style:text-properties fo:background-color="#ffffff"/>
    </style:style>
    <style:style style:name="T10_122" style:family="text">
      <style:text-properties fo:background-color="#ffffff"/>
    </style:style>
    <style:style style:name="T10_123" style:family="text">
      <style:text-properties fo:background-color="#ffffff"/>
    </style:style>
    <style:style style:name="T10_124" style:family="text">
      <style:text-properties fo:background-color="#ffffff"/>
    </style:style>
    <style:style style:name="T10_125" style:family="text">
      <style:text-properties fo:background-color="#ffffff"/>
    </style:style>
    <style:style style:name="T10_126" style:family="text">
      <style:text-properties fo:background-color="#ffffff"/>
    </style:style>
    <style:style style:name="T10_127" style:family="text">
      <style:text-properties fo:background-color="#ffffff"/>
    </style:style>
    <style:style style:name="T10_128" style:family="text">
      <style:text-properties fo:background-color="#ffffff"/>
    </style:style>
    <style:style style:name="T10_129" style:family="text">
      <style:text-properties fo:background-color="#ffffff"/>
    </style:style>
    <style:style style:name="T10_130" style:family="text">
      <style:text-properties fo:background-color="#ffffff"/>
    </style:style>
    <style:style style:name="T10_131" style:family="text">
      <style:text-properties fo:background-color="#ffffff"/>
    </style:style>
    <style:style style:name="T10_132" style:family="text">
      <style:text-properties fo:background-color="#ffffff"/>
    </style:style>
    <style:style style:name="T10_133" style:family="text">
      <style:text-properties fo:background-color="#ffffff"/>
    </style:style>
    <style:style style:name="T10_134" style:family="text">
      <style:text-properties fo:background-color="#ffffff"/>
    </style:style>
    <style:style style:name="T10_135" style:family="text">
      <style:text-properties fo:background-color="#ffffff"/>
    </style:style>
    <style:style style:name="T10_136" style:family="text">
      <style:text-properties fo:background-color="#ffffff"/>
    </style:style>
    <style:style style:name="T10_137" style:family="text">
      <style:text-properties fo:background-color="#ffffff"/>
    </style:style>
    <style:style style:name="T10_138" style:family="text">
      <style:text-properties fo:background-color="#ffffff"/>
    </style:style>
    <style:style style:name="T10_139" style:family="text">
      <style:text-properties fo:background-color="#ffffff"/>
    </style:style>
    <style:style style:name="T10_140" style:family="text">
      <style:text-properties fo:background-color="#ffffff"/>
    </style:style>
    <style:style style:name="T10_141" style:family="text">
      <style:text-properties fo:background-color="#ffffff"/>
    </style:style>
    <style:style style:name="T10_142" style:family="text">
      <style:text-properties fo:background-color="#ffffff"/>
    </style:style>
    <style:style style:name="T10_143" style:family="text">
      <style:text-properties fo:background-color="#ffffff"/>
    </style:style>
    <style:style style:name="T10_144" style:family="text">
      <style:text-properties fo:background-color="#ffffff"/>
    </style:style>
    <style:style style:name="T10_145" style:family="text">
      <style:text-properties fo:background-color="#ffffff"/>
    </style:style>
    <style:style style:name="T10_146" style:family="text">
      <style:text-properties fo:background-color="#ffffff"/>
    </style:style>
    <style:style style:name="T10_147" style:family="text">
      <style:text-properties fo:background-color="#ffffff"/>
    </style:style>
    <style:style style:name="T10_148" style:family="text">
      <style:text-properties fo:background-color="#ffffff"/>
    </style:style>
    <style:style style:name="T10_149" style:family="text">
      <style:text-properties fo:background-color="#ffffff"/>
    </style:style>
    <style:style style:name="T10_150" style:family="text">
      <style:text-properties fo:background-color="#ffffff"/>
    </style:style>
    <style:style style:name="T10_151" style:family="text">
      <style:text-properties fo:background-color="#ffffff"/>
    </style:style>
    <style:style style:name="T10_152" style:family="text">
      <style:text-properties fo:background-color="#ffffff"/>
    </style:style>
    <style:style style:name="T10_153" style:family="text">
      <style:text-properties fo:background-color="#ffffff"/>
    </style:style>
    <style:style style:name="T10_154" style:family="text">
      <style:text-properties fo:background-color="#ffffff"/>
    </style:style>
    <style:style style:name="T10_155" style:family="text">
      <style:text-properties fo:background-color="#ffffff"/>
    </style:style>
    <style:style style:name="T10_156" style:family="text">
      <style:text-properties fo:background-color="#ffffff"/>
    </style:style>
    <style:style style:name="T10_157" style:family="text">
      <style:text-properties fo:background-color="#ffffff"/>
    </style:style>
    <style:style style:name="T10_158" style:family="text">
      <style:text-properties fo:background-color="#ffffff"/>
    </style:style>
    <style:style style:name="T10_159" style:family="text">
      <style:text-properties fo:background-color="#ffffff"/>
    </style:style>
    <style:style style:name="T10_160" style:family="text">
      <style:text-properties fo:background-color="#ffffff"/>
    </style:style>
    <style:style style:name="T10_161" style:family="text">
      <style:text-properties fo:background-color="#ffffff"/>
    </style:style>
    <style:style style:name="T10_162" style:family="text">
      <style:text-properties fo:background-color="#ffffff"/>
    </style:style>
    <style:style style:name="T10_163" style:family="text">
      <style:text-properties fo:background-color="#ffffff"/>
    </style:style>
    <style:style style:name="T10_164" style:family="text">
      <style:text-properties fo:background-color="#ffffff"/>
    </style:style>
    <style:style style:name="T10_165" style:family="text">
      <style:text-properties fo:background-color="#ffffff"/>
    </style:style>
    <style:style style:name="T10_166" style:family="text">
      <style:text-properties fo:background-color="#ffffff"/>
    </style:style>
    <style:style style:name="T10_167" style:family="text">
      <style:text-properties fo:background-color="#ffffff"/>
    </style:style>
    <style:style style:name="T10_168" style:family="text">
      <style:text-properties fo:background-color="#ffffff"/>
    </style:style>
    <style:style style:name="T10_169" style:family="text">
      <style:text-properties fo:background-color="#ffffff"/>
    </style:style>
    <style:style style:name="T10_170" style:family="text">
      <style:text-properties fo:background-color="#ffffff"/>
    </style:style>
    <style:style style:name="T10_171" style:family="text">
      <style:text-properties fo:background-color="#ffffff"/>
    </style:style>
    <style:style style:name="T10_172" style:family="text">
      <style:text-properties fo:background-color="#ffffff"/>
    </style:style>
    <style:style style:name="T10_173" style:family="text">
      <style:text-properties fo:background-color="#ffffff"/>
    </style:style>
    <style:style style:name="T10_174" style:family="text">
      <style:text-properties fo:background-color="#ffffff"/>
    </style:style>
    <style:style style:name="T10_175" style:family="text">
      <style:text-properties fo:background-color="#ffffff"/>
    </style:style>
    <style:style style:name="T10_176" style:family="text">
      <style:text-properties fo:background-color="#ffffff"/>
    </style:style>
    <style:style style:name="T10_177" style:family="text">
      <style:text-properties fo:background-color="#ffffff"/>
    </style:style>
    <style:style style:name="T10_178" style:family="text">
      <style:text-properties fo:background-color="#ffffff"/>
    </style:style>
    <style:style style:name="T10_179" style:family="text">
      <style:text-properties fo:background-color="#ffffff"/>
    </style:style>
    <style:style style:name="T10_180" style:family="text">
      <style:text-properties fo:background-color="#ffffff"/>
    </style:style>
    <style:style style:name="T10_181" style:family="text">
      <style:text-properties fo:background-color="#ffffff"/>
    </style:style>
    <style:style style:name="T10_182" style:family="text">
      <style:text-properties fo:background-color="#ffffff"/>
    </style:style>
    <style:style style:name="T10_183" style:family="text">
      <style:text-properties fo:background-color="#ffffff"/>
    </style:style>
    <style:style style:name="T10_184" style:family="text">
      <style:text-properties fo:background-color="#ffffff"/>
    </style:style>
    <style:style style:name="T10_185" style:family="text">
      <style:text-properties fo:background-color="#ffffff"/>
    </style:style>
    <style:style style:name="T10_186" style:family="text">
      <style:text-properties fo:background-color="#ffffff"/>
    </style:style>
    <style:style style:name="T10_187" style:family="text">
      <style:text-properties fo:background-color="#ffffff"/>
    </style:style>
    <style:style style:name="T10_188" style:family="text"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/>
    </style:style>
    <style:style style:name="T12_2" style:family="text">
      <style:text-properties fo:background-color="#ffffff"/>
    </style:style>
    <style:style style:name="T12_3" style:family="text">
      <style:text-properties fo:background-color="#ffffff"/>
    </style:style>
    <style:style style:name="T12_4" style:family="text">
      <style:text-properties fo:background-color="#ffffff"/>
    </style:style>
    <style:style style:name="T12_5" style:family="text">
      <style:text-properties fo:background-color="#ffffff"/>
    </style:style>
    <style:style style:name="T12_6" style:family="text">
      <style:text-properties fo:background-color="#ffffff"/>
    </style:style>
    <style:style style:name="T12_7" style:family="text">
      <style:text-properties fo:background-color="#ffffff"/>
    </style:style>
    <style:style style:name="T12_8" style:family="text">
      <style:text-properties fo:background-color="#ffffff"/>
    </style:style>
    <style:style style:name="T12_9" style:family="text">
      <style:text-properties fo:background-color="#ffffff"/>
    </style:style>
    <style:style style:name="T12_10" style:family="text">
      <style:text-properties fo:background-color="#ffffff"/>
    </style:style>
    <style:style style:name="T12_11" style:family="text">
      <style:text-properties fo:background-color="#ffffff"/>
    </style:style>
    <style:style style:name="T12_12" style:family="text">
      <style:text-properties fo:background-color="#ffffff"/>
    </style:style>
    <style:style style:name="T12_13" style:family="text">
      <style:text-properties fo:background-color="#ffffff"/>
    </style:style>
    <style:style style:name="T12_14" style:family="text">
      <style:text-properties fo:background-color="#ffffff"/>
    </style:style>
    <style:style style:name="T12_15" style:family="text">
      <style:text-properties fo:background-color="#ffffff"/>
    </style:style>
    <style:style style:name="T12_16" style:family="text">
      <style:text-properties fo:background-color="#ffffff"/>
    </style:style>
    <style:style style:name="T12_17" style:family="text">
      <style:text-properties fo:background-color="#ffffff"/>
    </style:style>
    <style:style style:name="T12_18" style:family="text">
      <style:text-properties fo:background-color="#ffffff"/>
    </style:style>
    <style:style style:name="T12_19" style:family="text">
      <style:text-properties fo:background-color="#ffffff"/>
    </style:style>
    <style:style style:name="T12_20" style:family="text">
      <style:text-properties fo:background-color="#ffffff"/>
    </style:style>
    <style:style style:name="T12_21" style:family="text">
      <style:text-properties fo:background-color="#ffffff"/>
    </style:style>
    <style:style style:name="T12_22" style:family="text">
      <style:text-properties fo:background-color="#ffffff"/>
    </style:style>
    <style:style style:name="T12_23" style:family="text">
      <style:text-properties fo:background-color="#ffffff"/>
    </style:style>
    <style:style style:name="T12_24" style:family="text">
      <style:text-properties fo:background-color="#ffffff"/>
    </style:style>
    <style:style style:name="T12_25" style:family="text">
      <style:text-properties fo:background-color="#ffffff"/>
    </style:style>
    <style:style style:name="T12_26" style:family="text">
      <style:text-properties fo:background-color="#ffffff"/>
    </style:style>
    <style:style style:name="T12_27" style:family="text">
      <style:text-properties fo:background-color="#ffffff"/>
    </style:style>
    <style:style style:name="T12_28" style:family="text">
      <style:text-properties fo:background-color="#ffffff"/>
    </style:style>
    <style:style style:name="T12_29" style:family="text">
      <style:text-properties fo:background-color="#ffffff"/>
    </style:style>
    <style:style style:name="T12_30" style:family="text">
      <style:text-properties fo:background-color="#ffffff"/>
    </style:style>
    <style:style style:name="T12_31" style:family="text">
      <style:text-properties fo:background-color="#ffffff"/>
    </style:style>
    <style:style style:name="T12_32" style:family="text">
      <style:text-properties fo:background-color="#ffffff"/>
    </style:style>
    <style:style style:name="T12_33" style:family="text">
      <style:text-properties fo:background-color="#ffffff"/>
    </style:style>
    <style:style style:name="T12_34" style:family="text">
      <style:text-properties fo:background-color="#ffffff"/>
    </style:style>
    <style:style style:name="T12_35" style:family="text">
      <style:text-properties fo:background-color="#ffffff"/>
    </style:style>
    <style:style style:name="T12_36" style:family="text">
      <style:text-properties fo:background-color="#ffffff"/>
    </style:style>
    <style:style style:name="T12_37" style:family="text">
      <style:text-properties fo:background-color="#ffffff"/>
    </style:style>
    <style:style style:name="T12_38" style:family="text">
      <style:text-properties fo:background-color="#ffffff"/>
    </style:style>
    <style:style style:name="T12_39" style:family="text">
      <style:text-properties fo:background-color="#ffffff"/>
    </style:style>
    <style:style style:name="T12_40" style:family="text">
      <style:text-properties fo:background-color="#ffffff"/>
    </style:style>
    <style:style style:name="T12_41" style:family="text">
      <style:text-properties fo:background-color="#ffffff"/>
    </style:style>
    <style:style style:name="T12_42" style:family="text">
      <style:text-properties fo:background-color="#ffffff"/>
    </style:style>
    <style:style style:name="T12_43" style:family="text">
      <style:text-properties fo:background-color="#ffffff"/>
    </style:style>
    <style:style style:name="T12_44" style:family="text">
      <style:text-properties fo:background-color="#ffffff"/>
    </style:style>
    <style:style style:name="T12_45" style:family="text">
      <style:text-properties fo:background-color="#ffffff"/>
    </style:style>
    <style:style style:name="T12_46" style:family="text">
      <style:text-properties fo:background-color="#ffffff"/>
    </style:style>
    <style:style style:name="T12_47" style:family="text">
      <style:text-properties fo:background-color="#ffffff"/>
    </style:style>
    <style:style style:name="T12_48" style:family="text">
      <style:text-properties fo:background-color="#ffffff"/>
    </style:style>
    <style:style style:name="T12_49" style:family="text">
      <style:text-properties fo:background-color="#ffffff"/>
    </style:style>
    <style:style style:name="T12_50" style:family="text">
      <style:text-properties fo:background-color="#ffffff"/>
    </style:style>
    <style:style style:name="T12_51" style:family="text">
      <style:text-properties fo:background-color="#ffffff"/>
    </style:style>
    <style:style style:name="T12_52" style:family="text">
      <style:text-properties fo:background-color="#ffffff"/>
    </style:style>
    <style:style style:name="T12_53" style:family="text">
      <style:text-properties fo:background-color="#ffffff"/>
    </style:style>
    <style:style style:name="T12_54" style:family="text">
      <style:text-properties fo:background-color="#ffffff"/>
    </style:style>
    <style:style style:name="T12_55" style:family="text">
      <style:text-properties fo:background-color="#ffffff"/>
    </style:style>
    <style:style style:name="T12_56" style:family="text">
      <style:text-properties fo:background-color="#ffffff"/>
    </style:style>
    <style:style style:name="T12_57" style:family="text">
      <style:text-properties fo:background-color="#ffffff"/>
    </style:style>
    <style:style style:name="T12_58" style:family="text">
      <style:text-properties fo:background-color="#ffffff"/>
    </style:style>
    <style:style style:name="T12_59" style:family="text">
      <style:text-properties fo:background-color="#ffffff"/>
    </style:style>
    <style:style style:name="T12_60" style:family="text">
      <style:text-properties fo:background-color="#ffffff"/>
    </style:style>
    <style:style style:name="T12_61" style:family="text">
      <style:text-properties fo:background-color="#ffffff"/>
    </style:style>
    <style:style style:name="T12_62" style:family="text">
      <style:text-properties fo:background-color="#ffffff"/>
    </style:style>
    <style:style style:name="T12_63" style:family="text">
      <style:text-properties fo:background-color="#ffffff"/>
    </style:style>
    <style:style style:name="T12_64" style:family="text">
      <style:text-properties fo:background-color="#ffffff"/>
    </style:style>
    <style:style style:name="T12_65" style:family="text">
      <style:text-properties fo:background-color="#ffffff"/>
    </style:style>
    <style:style style:name="T12_66" style:family="text">
      <style:text-properties fo:background-color="#ffffff"/>
    </style:style>
    <style:style style:name="T12_67" style:family="text">
      <style:text-properties fo:background-color="#ffffff"/>
    </style:style>
    <style:style style:name="T12_68" style:family="text">
      <style:text-properties fo:background-color="#ffffff"/>
    </style:style>
    <style:style style:name="T12_69" style:family="text">
      <style:text-properties fo:background-color="#ffffff"/>
    </style:style>
    <style:style style:name="T12_70" style:family="text">
      <style:text-properties fo:background-color="#ffffff"/>
    </style:style>
    <style:style style:name="T12_71" style:family="text">
      <style:text-properties fo:background-color="#ffffff"/>
    </style:style>
    <style:style style:name="T12_72" style:family="text">
      <style:text-properties fo:background-color="#ffffff"/>
    </style:style>
    <style:style style:name="T12_73" style:family="text">
      <style:text-properties fo:background-color="#ffffff"/>
    </style:style>
    <style:style style:name="T12_74" style:family="text">
      <style:text-properties fo:background-color="#ffffff"/>
    </style:style>
    <style:style style:name="T12_75" style:family="text">
      <style:text-properties fo:background-color="#ffffff"/>
    </style:style>
    <style:style style:name="T12_76" style:family="text">
      <style:text-properties fo:background-color="#ffffff"/>
    </style:style>
    <style:style style:name="T12_77" style:family="text">
      <style:text-properties fo:background-color="#ffffff"/>
    </style:style>
    <style:style style:name="T12_78" style:family="text">
      <style:text-properties fo:background-color="#ffffff"/>
    </style:style>
    <style:style style:name="T12_79" style:family="text">
      <style:text-properties fo:background-color="#ffffff"/>
    </style:style>
    <style:style style:name="T12_80" style:family="text">
      <style:text-properties fo:background-color="#ffffff"/>
    </style:style>
    <style:style style:name="T12_81" style:family="text">
      <style:text-properties fo:background-color="#ffffff"/>
    </style:style>
    <style:style style:name="T12_82" style:family="text">
      <style:text-properties fo:background-color="#ffffff"/>
    </style:style>
    <style:style style:name="T12_83" style:family="text">
      <style:text-properties fo:background-color="#ffffff"/>
    </style:style>
    <style:style style:name="T12_84" style:family="text">
      <style:text-properties fo:background-color="#ffffff"/>
    </style:style>
    <style:style style:name="T12_85" style:family="text">
      <style:text-properties fo:background-color="#ffffff"/>
    </style:style>
    <style:style style:name="T12_86" style:family="text">
      <style:text-properties fo:background-color="#ffffff"/>
    </style:style>
    <style:style style:name="T12_87" style:family="text">
      <style:text-properties fo:background-color="#ffffff"/>
    </style:style>
    <style:style style:name="T12_88" style:family="text">
      <style:text-properties fo:background-color="#ffffff"/>
    </style:style>
    <style:style style:name="T12_89" style:family="text">
      <style:text-properties fo:background-color="#ffffff"/>
    </style:style>
    <style:style style:name="T12_90" style:family="text">
      <style:text-properties fo:background-color="#ffffff"/>
    </style:style>
    <style:style style:name="T12_91" style:family="text">
      <style:text-properties fo:background-color="#ffffff"/>
    </style:style>
    <style:style style:name="T12_92" style:family="text">
      <style:text-properties fo:background-color="#ffffff"/>
    </style:style>
    <style:style style:name="T12_93" style:family="text">
      <style:text-properties fo:background-color="#ffffff"/>
    </style:style>
    <style:style style:name="T12_94" style:family="text">
      <style:text-properties fo:background-color="#ffffff"/>
    </style:style>
    <style:style style:name="T12_95" style:family="text">
      <style:text-properties fo:background-color="#ffffff"/>
    </style:style>
    <style:style style:name="T12_96" style:family="text">
      <style:text-properties fo:background-color="#ffffff"/>
    </style:style>
    <style:style style:name="T12_97" style:family="text">
      <style:text-properties fo:background-color="#ffffff"/>
    </style:style>
    <style:style style:name="T12_98" style:family="text">
      <style:text-properties fo:background-color="#ffffff"/>
    </style:style>
    <style:style style:name="T12_99" style:family="text">
      <style:text-properties fo:background-color="#ffffff"/>
    </style:style>
    <style:style style:name="T12_100" style:family="text">
      <style:text-properties fo:background-color="#ffffff"/>
    </style:style>
    <style:style style:name="T12_101" style:family="text">
      <style:text-properties fo:background-color="#ffffff"/>
    </style:style>
    <style:style style:name="T12_102" style:family="text">
      <style:text-properties fo:background-color="#ffffff"/>
    </style:style>
    <style:style style:name="T12_103" style:family="text">
      <style:text-properties fo:background-color="#ffffff"/>
    </style:style>
    <style:style style:name="T12_104" style:family="text">
      <style:text-properties fo:background-color="#ffffff"/>
    </style:style>
    <style:style style:name="T12_105" style:family="text">
      <style:text-properties fo:background-color="#ffffff"/>
    </style:style>
    <style:style style:name="T12_106" style:family="text">
      <style:text-properties fo:background-color="#ffffff"/>
    </style:style>
    <style:style style:name="T12_107" style:family="text">
      <style:text-properties fo:background-color="#ffffff"/>
    </style:style>
    <style:style style:name="T12_108" style:family="text">
      <style:text-properties fo:background-color="#ffffff"/>
    </style:style>
    <style:style style:name="T12_109" style:family="text">
      <style:text-properties fo:background-color="#ffffff"/>
    </style:style>
    <style:style style:name="T12_110" style:family="text">
      <style:text-properties fo:background-color="#ffffff"/>
    </style:style>
    <style:style style:name="T12_111" style:family="text">
      <style:text-properties fo:background-color="#ffffff"/>
    </style:style>
    <style:style style:name="T12_112" style:family="text">
      <style:text-properties fo:background-color="#ffffff"/>
    </style:style>
    <style:style style:name="T12_113" style:family="text">
      <style:text-properties fo:background-color="#ffffff"/>
    </style:style>
    <style:style style:name="T12_114" style:family="text">
      <style:text-properties fo:background-color="#ffffff"/>
    </style:style>
    <style:style style:name="T12_115" style:family="text">
      <style:text-properties fo:background-color="#ffffff"/>
    </style:style>
    <style:style style:name="T12_116" style:family="text">
      <style:text-properties fo:background-color="#ffffff"/>
    </style:style>
    <style:style style:name="T12_117" style:family="text">
      <style:text-properties fo:background-color="#ffffff"/>
    </style:style>
    <style:style style:name="T12_118" style:family="text">
      <style:text-properties fo:background-color="#ffffff"/>
    </style:style>
    <style:style style:name="T12_119" style:family="text">
      <style:text-properties fo:background-color="#ffffff"/>
    </style:style>
    <style:style style:name="T12_120" style:family="text">
      <style:text-properties fo:background-color="#ffffff"/>
    </style:style>
    <style:style style:name="T12_121" style:family="text">
      <style:text-properties fo:background-color="#ffffff"/>
    </style:style>
    <style:style style:name="T12_122" style:family="text">
      <style:text-properties fo:background-color="#ffffff"/>
    </style:style>
    <style:style style:name="T12_123" style:family="text">
      <style:text-properties fo:background-color="#ffffff"/>
    </style:style>
    <style:style style:name="T12_124" style:family="text">
      <style:text-properties fo:background-color="#ffffff"/>
    </style:style>
    <style:style style:name="T12_125" style:family="text">
      <style:text-properties fo:background-color="#ffffff"/>
    </style:style>
    <style:style style:name="T12_126" style:family="text">
      <style:text-properties fo:background-color="#ffffff"/>
    </style:style>
    <style:style style:name="T12_127" style:family="text">
      <style:text-properties fo:background-color="#ffffff"/>
    </style:style>
    <style:style style:name="T12_128" style:family="text">
      <style:text-properties fo:background-color="#ffffff"/>
    </style:style>
    <style:style style:name="T12_129" style:family="text">
      <style:text-properties fo:background-color="#ffffff"/>
    </style:style>
    <style:style style:name="T12_130" style:family="text">
      <style:text-properties fo:background-color="#ffffff"/>
    </style:style>
    <style:style style:name="T12_131" style:family="text">
      <style:text-properties fo:background-color="#ffffff"/>
    </style:style>
    <style:style style:name="T12_132" style:family="text">
      <style:text-properties fo:background-color="#ffffff"/>
    </style:style>
    <style:style style:name="T12_133" style:family="text">
      <style:text-properties fo:background-color="#ffffff"/>
    </style:style>
    <style:style style:name="T12_134" style:family="text">
      <style:text-properties fo:background-color="#ffffff"/>
    </style:style>
    <style:style style:name="T12_135" style:family="text">
      <style:text-properties fo:background-color="#ffffff"/>
    </style:style>
    <style:style style:name="T12_136" style:family="text"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T14_25" style:family="text">
      <style:text-properties fo:background-color="#ffffff"/>
    </style:style>
    <style:style style:name="T14_26" style:family="text">
      <style:text-properties fo:background-color="#ffffff"/>
    </style:style>
    <style:style style:name="T14_27" style:family="text">
      <style:text-properties fo:background-color="#ffffff"/>
    </style:style>
    <style:style style:name="T14_28" style:family="text">
      <style:text-properties fo:background-color="#ffffff"/>
    </style:style>
    <style:style style:name="T14_29" style:family="text">
      <style:text-properties fo:background-color="#ffffff"/>
    </style:style>
    <style:style style:name="T14_30" style:family="text">
      <style:text-properties fo:background-color="#ffffff"/>
    </style:style>
    <style:style style:name="T14_31" style:family="text">
      <style:text-properties fo:background-color="#ffffff"/>
    </style:style>
    <style:style style:name="T14_32" style:family="text">
      <style:text-properties fo:background-color="#ffffff"/>
    </style:style>
    <style:style style:name="T14_33" style:family="text">
      <style:text-properties fo:background-color="#ffffff"/>
    </style:style>
    <style:style style:name="T14_34" style:family="text">
      <style:text-properties fo:background-color="#ffffff"/>
    </style:style>
    <style:style style:name="T14_35" style:family="text">
      <style:text-properties fo:background-color="#ffffff"/>
    </style:style>
    <style:style style:name="T14_36" style:family="text">
      <style:text-properties fo:background-color="#ffffff"/>
    </style:style>
    <style:style style:name="T14_37" style:family="text">
      <style:text-properties fo:background-color="#ffffff"/>
    </style:style>
    <style:style style:name="T14_38" style:family="text">
      <style:text-properties fo:background-color="#ffffff"/>
    </style:style>
    <style:style style:name="T14_39" style:family="text">
      <style:text-properties fo:background-color="#ffffff"/>
    </style:style>
    <style:style style:name="T14_40" style:family="text">
      <style:text-properties fo:background-color="#ffffff"/>
    </style:style>
    <style:style style:name="T14_41" style:family="text">
      <style:text-properties fo:background-color="#ffffff"/>
    </style:style>
    <style:style style:name="T14_42" style:family="text">
      <style:text-properties fo:background-color="#ffffff"/>
    </style:style>
    <style:style style:name="T14_43" style:family="text">
      <style:text-properties fo:background-color="#ffffff"/>
    </style:style>
    <style:style style:name="T14_44" style:family="text">
      <style:text-properties fo:background-color="#ffffff"/>
    </style:style>
    <style:style style:name="T14_45" style:family="text">
      <style:text-properties fo:background-color="#ffffff"/>
    </style:style>
    <style:style style:name="T14_46" style:family="text">
      <style:text-properties fo:background-color="#ffffff"/>
    </style:style>
    <style:style style:name="T14_47" style:family="text">
      <style:text-properties fo:background-color="#ffffff"/>
    </style:style>
    <style:style style:name="T14_48" style:family="text">
      <style:text-properties fo:background-color="#ffffff"/>
    </style:style>
    <style:style style:name="T14_49" style:family="text">
      <style:text-properties fo:background-color="#ffffff"/>
    </style:style>
    <style:style style:name="T14_50" style:family="text">
      <style:text-properties fo:background-color="#ffffff"/>
    </style:style>
    <style:style style:name="T14_51" style:family="text">
      <style:text-properties fo:background-color="#ffffff"/>
    </style:style>
    <style:style style:name="T14_52" style:family="text">
      <style:text-properties fo:background-color="#ffffff"/>
    </style:style>
    <style:style style:name="T14_53" style:family="text">
      <style:text-properties fo:background-color="#ffffff"/>
    </style:style>
    <style:style style:name="T14_54" style:family="text">
      <style:text-properties fo:background-color="#ffffff"/>
    </style:style>
    <style:style style:name="T14_55" style:family="text">
      <style:text-properties fo:background-color="#ffffff"/>
    </style:style>
    <style:style style:name="T14_56" style:family="text">
      <style:text-properties fo:background-color="#ffffff"/>
    </style:style>
    <style:style style:name="T14_57" style:family="text">
      <style:text-properties fo:background-color="#ffffff"/>
    </style:style>
    <style:style style:name="T14_58" style:family="text">
      <style:text-properties fo:background-color="#ffffff"/>
    </style:style>
    <style:style style:name="T14_59" style:family="text">
      <style:text-properties fo:background-color="#ffffff"/>
    </style:style>
    <style:style style:name="T14_60" style:family="text">
      <style:text-properties fo:background-color="#ffffff"/>
    </style:style>
    <style:style style:name="T14_61" style:family="text">
      <style:text-properties fo:background-color="#ffffff"/>
    </style:style>
    <style:style style:name="T14_62" style:family="text">
      <style:text-properties fo:background-color="#ffffff"/>
    </style:style>
    <style:style style:name="T14_63" style:family="text">
      <style:text-properties fo:background-color="#ffffff"/>
    </style:style>
    <style:style style:name="T14_64" style:family="text">
      <style:text-properties fo:background-color="#ffffff"/>
    </style:style>
    <style:style style:name="T14_65" style:family="text">
      <style:text-properties fo:background-color="#ffffff"/>
    </style:style>
    <style:style style:name="T14_66" style:family="text">
      <style:text-properties fo:background-color="#ffffff"/>
    </style:style>
    <style:style style:name="T14_67" style:family="text">
      <style:text-properties fo:background-color="#ffffff"/>
    </style:style>
    <style:style style:name="T14_68" style:family="text">
      <style:text-properties fo:background-color="#ffffff"/>
    </style:style>
    <style:style style:name="T14_69" style:family="text">
      <style:text-properties fo:background-color="#ffffff"/>
    </style:style>
    <style:style style:name="T14_70" style:family="text">
      <style:text-properties fo:background-color="#ffffff"/>
    </style:style>
    <style:style style:name="T14_71" style:family="text">
      <style:text-properties fo:background-color="#ffffff"/>
    </style:style>
    <style:style style:name="T14_72" style:family="text">
      <style:text-properties fo:background-color="#ffffff"/>
    </style:style>
    <style:style style:name="T14_73" style:family="text">
      <style:text-properties fo:background-color="#ffffff"/>
    </style:style>
    <style:style style:name="T14_74" style:family="text">
      <style:text-properties fo:background-color="#ffffff"/>
    </style:style>
    <style:style style:name="T14_75" style:family="text">
      <style:text-properties fo:background-color="#ffffff"/>
    </style:style>
    <style:style style:name="T14_76" style:family="text">
      <style:text-properties fo:background-color="#ffffff"/>
    </style:style>
    <style:style style:name="T14_77" style:family="text">
      <style:text-properties fo:background-color="#ffffff"/>
    </style:style>
    <style:style style:name="T14_78" style:family="text">
      <style:text-properties fo:background-color="#ffffff"/>
    </style:style>
    <style:style style:name="T14_79" style:family="text">
      <style:text-properties fo:background-color="#ffffff"/>
    </style:style>
    <style:style style:name="T14_80" style:family="text">
      <style:text-properties fo:background-color="#ffffff"/>
    </style:style>
    <style:style style:name="T14_81" style:family="text">
      <style:text-properties fo:background-color="#ffffff"/>
    </style:style>
    <style:style style:name="T14_82" style:family="text">
      <style:text-properties fo:background-color="#ffffff"/>
    </style:style>
    <style:style style:name="T14_83" style:family="text">
      <style:text-properties fo:background-color="#ffffff"/>
    </style:style>
    <style:style style:name="T14_84" style:family="text">
      <style:text-properties fo:background-color="#ffffff"/>
    </style:style>
    <style:style style:name="T14_85" style:family="text">
      <style:text-properties fo:background-color="#ffffff"/>
    </style:style>
    <style:style style:name="T14_86" style:family="text">
      <style:text-properties fo:background-color="#ffffff"/>
    </style:style>
    <style:style style:name="T14_87" style:family="text">
      <style:text-properties fo:background-color="#ffffff"/>
    </style:style>
    <style:style style:name="T14_88" style:family="text">
      <style:text-properties fo:background-color="#ffffff"/>
    </style:style>
    <style:style style:name="T14_89" style:family="text">
      <style:text-properties fo:background-color="#ffffff"/>
    </style:style>
    <style:style style:name="T14_90" style:family="text">
      <style:text-properties fo:background-color="#ffffff"/>
    </style:style>
    <style:style style:name="T14_91" style:family="text">
      <style:text-properties fo:background-color="#ffffff"/>
    </style:style>
    <style:style style:name="T14_92" style:family="text">
      <style:text-properties fo:background-color="#ffffff"/>
    </style:style>
    <style:style style:name="T14_93" style:family="text">
      <style:text-properties fo:background-color="#ffffff"/>
    </style:style>
    <style:style style:name="T14_94" style:family="text">
      <style:text-properties fo:background-color="#ffffff"/>
    </style:style>
    <style:style style:name="T14_95" style:family="text">
      <style:text-properties fo:background-color="#ffffff"/>
    </style:style>
    <style:style style:name="T14_96" style:family="text">
      <style:text-properties fo:background-color="#ffffff"/>
    </style:style>
    <style:style style:name="T14_97" style:family="text">
      <style:text-properties fo:background-color="#ffffff"/>
    </style:style>
    <style:style style:name="T14_98" style:family="text">
      <style:text-properties fo:background-color="#ffffff"/>
    </style:style>
    <style:style style:name="T14_99" style:family="text">
      <style:text-properties fo:background-color="#ffffff"/>
    </style:style>
    <style:style style:name="T14_100" style:family="text">
      <style:text-properties fo:background-color="#ffffff"/>
    </style:style>
    <style:style style:name="T14_101" style:family="text">
      <style:text-properties fo:background-color="#ffffff"/>
    </style:style>
    <style:style style:name="T14_102" style:family="text">
      <style:text-properties fo:background-color="#ffffff"/>
    </style:style>
    <style:style style:name="T14_103" style:family="text">
      <style:text-properties fo:background-color="#ffffff"/>
    </style:style>
    <style:style style:name="T14_104" style:family="text">
      <style:text-properties fo:background-color="#ffffff"/>
    </style:style>
    <style:style style:name="T14_105" style:family="text">
      <style:text-properties fo:background-color="#ffffff"/>
    </style:style>
    <style:style style:name="T14_106" style:family="text">
      <style:text-properties fo:background-color="#ffffff"/>
    </style:style>
    <style:style style:name="T14_107" style:family="text">
      <style:text-properties fo:background-color="#ffffff"/>
    </style:style>
    <style:style style:name="T14_108" style:family="text">
      <style:text-properties fo:background-color="#ffffff"/>
    </style:style>
    <style:style style:name="T14_109" style:family="text">
      <style:text-properties fo:background-color="#ffffff"/>
    </style:style>
    <style:style style:name="T14_110" style:family="text">
      <style:text-properties fo:background-color="#ffffff"/>
    </style:style>
    <style:style style:name="T14_111" style:family="text">
      <style:text-properties fo:background-color="#ffffff"/>
    </style:style>
    <style:style style:name="T14_112" style:family="text">
      <style:text-properties fo:background-color="#ffffff"/>
    </style:style>
    <style:style style:name="T14_113" style:family="text">
      <style:text-properties fo:background-color="#ffffff"/>
    </style:style>
    <style:style style:name="T14_114" style:family="text">
      <style:text-properties fo:background-color="#ffffff"/>
    </style:style>
    <style:style style:name="T14_115" style:family="text">
      <style:text-properties fo:background-color="#ffffff"/>
    </style:style>
    <style:style style:name="T14_116" style:family="text">
      <style:text-properties fo:background-color="#ffffff"/>
    </style:style>
    <style:style style:name="T14_117" style:family="text">
      <style:text-properties fo:background-color="#ffffff"/>
    </style:style>
    <style:style style:name="T14_118" style:family="text">
      <style:text-properties fo:background-color="#ffffff"/>
    </style:style>
    <style:style style:name="T14_119" style:family="text">
      <style:text-properties fo:background-color="#ffffff"/>
    </style:style>
    <style:style style:name="T14_120" style:family="text">
      <style:text-properties fo:background-color="#ffffff"/>
    </style:style>
    <style:style style:name="T14_121" style:family="text">
      <style:text-properties fo:background-color="#ffffff"/>
    </style:style>
    <style:style style:name="T14_122" style:family="text">
      <style:text-properties fo:background-color="#ffffff"/>
    </style:style>
    <style:style style:name="T14_123" style:family="text">
      <style:text-properties fo:background-color="#ffffff"/>
    </style:style>
    <style:style style:name="T14_124" style:family="text">
      <style:text-properties fo:background-color="#ffffff"/>
    </style:style>
    <style:style style:name="T14_125" style:family="text">
      <style:text-properties fo:background-color="#ffffff"/>
    </style:style>
    <style:style style:name="T14_126" style:family="text">
      <style:text-properties fo:background-color="#ffffff"/>
    </style:style>
    <style:style style:name="T14_127" style:family="text">
      <style:text-properties fo:background-color="#ffffff"/>
    </style:style>
    <style:style style:name="T14_128" style:family="text">
      <style:text-properties fo:background-color="#ffffff"/>
    </style:style>
    <style:style style:name="T14_129" style:family="text">
      <style:text-properties fo:background-color="#ffffff"/>
    </style:style>
    <style:style style:name="T14_130" style:family="text">
      <style:text-properties fo:background-color="#ffffff"/>
    </style:style>
    <style:style style:name="T14_131" style:family="text">
      <style:text-properties fo:background-color="#ffffff"/>
    </style:style>
    <style:style style:name="T14_132" style:family="text">
      <style:text-properties fo:background-color="#ffffff"/>
    </style:style>
    <style:style style:name="T14_133" style:family="text">
      <style:text-properties fo:background-color="#ffffff"/>
    </style:style>
    <style:style style:name="T14_134" style:family="text">
      <style:text-properties fo:background-color="#ffffff"/>
    </style:style>
    <style:style style:name="T14_135" style:family="text">
      <style:text-properties fo:background-color="#ffffff"/>
    </style:style>
    <style:style style:name="T14_136" style:family="text">
      <style:text-properties fo:background-color="#ffffff"/>
    </style:style>
    <style:style style:name="T14_137" style:family="text">
      <style:text-properties fo:background-color="#ffffff"/>
    </style:style>
    <style:style style:name="T14_138" style:family="text">
      <style:text-properties fo:background-color="#ffffff"/>
    </style:style>
    <style:style style:name="T14_139" style:family="text">
      <style:text-properties fo:background-color="#ffffff"/>
    </style:style>
    <style:style style:name="T14_140" style:family="text"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T16_55" style:family="text">
      <style:text-properties fo:background-color="#ffffff"/>
    </style:style>
    <style:style style:name="T16_56" style:family="text">
      <style:text-properties fo:background-color="#ffffff"/>
    </style:style>
    <style:style style:name="T16_57" style:family="text">
      <style:text-properties fo:background-color="#ffffff"/>
    </style:style>
    <style:style style:name="T16_58" style:family="text">
      <style:text-properties fo:background-color="#ffffff"/>
    </style:style>
    <style:style style:name="T16_59" style:family="text">
      <style:text-properties fo:background-color="#ffffff"/>
    </style:style>
    <style:style style:name="T16_60" style:family="text">
      <style:text-properties fo:background-color="#ffffff"/>
    </style:style>
    <style:style style:name="T16_61" style:family="text">
      <style:text-properties fo:background-color="#ffffff"/>
    </style:style>
    <style:style style:name="T16_62" style:family="text">
      <style:text-properties fo:background-color="#ffffff"/>
    </style:style>
    <style:style style:name="T16_63" style:family="text">
      <style:text-properties fo:background-color="#ffffff"/>
    </style:style>
    <style:style style:name="T16_64" style:family="text">
      <style:text-properties fo:background-color="#ffffff"/>
    </style:style>
    <style:style style:name="T16_65" style:family="text">
      <style:text-properties fo:background-color="#ffffff"/>
    </style:style>
    <style:style style:name="T16_66" style:family="text">
      <style:text-properties fo:background-color="#ffffff"/>
    </style:style>
    <style:style style:name="T16_67" style:family="text">
      <style:text-properties fo:background-color="#ffffff"/>
    </style:style>
    <style:style style:name="T16_68" style:family="text">
      <style:text-properties fo:background-color="#ffffff"/>
    </style:style>
    <style:style style:name="T16_69" style:family="text">
      <style:text-properties fo:background-color="#ffffff"/>
    </style:style>
    <style:style style:name="T16_70" style:family="text">
      <style:text-properties fo:background-color="#ffffff"/>
    </style:style>
    <style:style style:name="T16_71" style:family="text">
      <style:text-properties fo:background-color="#ffffff"/>
    </style:style>
    <style:style style:name="T16_72" style:family="text">
      <style:text-properties fo:background-color="#ffffff"/>
    </style:style>
    <style:style style:name="T16_73" style:family="text">
      <style:text-properties fo:background-color="#ffffff"/>
    </style:style>
    <style:style style:name="T16_74" style:family="text">
      <style:text-properties fo:background-color="#ffffff"/>
    </style:style>
    <style:style style:name="T16_75" style:family="text">
      <style:text-properties fo:background-color="#ffffff"/>
    </style:style>
    <style:style style:name="T16_76" style:family="text">
      <style:text-properties fo:background-color="#ffffff"/>
    </style:style>
    <style:style style:name="T16_77" style:family="text">
      <style:text-properties fo:background-color="#ffffff"/>
    </style:style>
    <style:style style:name="T16_78" style:family="text">
      <style:text-properties fo:background-color="#ffffff"/>
    </style:style>
    <style:style style:name="T16_79" style:family="text">
      <style:text-properties fo:background-color="#ffffff"/>
    </style:style>
    <style:style style:name="T16_80" style:family="text">
      <style:text-properties fo:background-color="#ffffff"/>
    </style:style>
    <style:style style:name="T16_81" style:family="text">
      <style:text-properties fo:background-color="#ffffff"/>
    </style:style>
    <style:style style:name="T16_82" style:family="text">
      <style:text-properties fo:background-color="#ffffff"/>
    </style:style>
    <style:style style:name="T16_83" style:family="text">
      <style:text-properties fo:background-color="#ffffff"/>
    </style:style>
    <style:style style:name="T16_84" style:family="text">
      <style:text-properties fo:background-color="#ffffff"/>
    </style:style>
    <style:style style:name="T16_85" style:family="text">
      <style:text-properties fo:background-color="#ffffff"/>
    </style:style>
    <style:style style:name="T16_86" style:family="text">
      <style:text-properties fo:background-color="#ffffff"/>
    </style:style>
    <style:style style:name="T16_87" style:family="text">
      <style:text-properties fo:background-color="#ffffff"/>
    </style:style>
    <style:style style:name="T16_88" style:family="text">
      <style:text-properties fo:background-color="#ffffff"/>
    </style:style>
    <style:style style:name="T16_89" style:family="text">
      <style:text-properties fo:background-color="#ffffff"/>
    </style:style>
    <style:style style:name="T16_90" style:family="text">
      <style:text-properties fo:background-color="#ffffff"/>
    </style:style>
    <style:style style:name="T16_91" style:family="text">
      <style:text-properties fo:background-color="#ffffff"/>
    </style:style>
    <style:style style:name="T16_92" style:family="text">
      <style:text-properties fo:background-color="#ffffff"/>
    </style:style>
    <style:style style:name="T16_93" style:family="text">
      <style:text-properties fo:background-color="#ffffff"/>
    </style:style>
    <style:style style:name="T16_94" style:family="text">
      <style:text-properties fo:background-color="#ffffff"/>
    </style:style>
    <style:style style:name="T16_95" style:family="text">
      <style:text-properties fo:background-color="#ffffff"/>
    </style:style>
    <style:style style:name="T16_96" style:family="text">
      <style:text-properties fo:background-color="#ffffff"/>
    </style:style>
    <style:style style:name="T16_97" style:family="text">
      <style:text-properties fo:background-color="#ffffff"/>
    </style:style>
    <style:style style:name="T16_98" style:family="text">
      <style:text-properties fo:background-color="#ffffff"/>
    </style:style>
    <style:style style:name="T16_99" style:family="text">
      <style:text-properties fo:background-color="#ffffff"/>
    </style:style>
    <style:style style:name="T16_100" style:family="text">
      <style:text-properties fo:background-color="#ffffff"/>
    </style:style>
    <style:style style:name="T16_101" style:family="text">
      <style:text-properties fo:background-color="#ffffff"/>
    </style:style>
    <style:style style:name="T16_102" style:family="text">
      <style:text-properties fo:background-color="#ffffff"/>
    </style:style>
    <style:style style:name="T16_103" style:family="text">
      <style:text-properties fo:background-color="#ffffff"/>
    </style:style>
    <style:style style:name="T16_104" style:family="text">
      <style:text-properties fo:background-color="#ffffff"/>
    </style:style>
    <style:style style:name="T16_105" style:family="text">
      <style:text-properties fo:background-color="#ffffff"/>
    </style:style>
    <style:style style:name="T16_106" style:family="text">
      <style:text-properties fo:background-color="#ffffff"/>
    </style:style>
    <style:style style:name="T16_107" style:family="text">
      <style:text-properties fo:background-color="#ffffff"/>
    </style:style>
    <style:style style:name="T16_108" style:family="text">
      <style:text-properties fo:background-color="#ffffff"/>
    </style:style>
    <style:style style:name="T16_109" style:family="text">
      <style:text-properties fo:background-color="#ffffff"/>
    </style:style>
    <style:style style:name="T16_110" style:family="text">
      <style:text-properties fo:background-color="#ffffff"/>
    </style:style>
    <style:style style:name="T16_111" style:family="text">
      <style:text-properties fo:background-color="#ffffff"/>
    </style:style>
    <style:style style:name="T16_112" style:family="text">
      <style:text-properties fo:background-color="#ffffff"/>
    </style:style>
    <style:style style:name="T16_113" style:family="text">
      <style:text-properties fo:background-color="#ffffff"/>
    </style:style>
    <style:style style:name="T16_114" style:family="text">
      <style:text-properties fo:background-color="#ffffff"/>
    </style:style>
    <style:style style:name="T16_115" style:family="text">
      <style:text-properties fo:background-color="#ffffff"/>
    </style:style>
    <style:style style:name="T16_116" style:family="text">
      <style:text-properties fo:background-color="#ffffff"/>
    </style:style>
    <style:style style:name="T16_117" style:family="text">
      <style:text-properties fo:background-color="#ffffff"/>
    </style:style>
    <style:style style:name="T16_118" style:family="text">
      <style:text-properties fo:background-color="#ffffff"/>
    </style:style>
    <style:style style:name="T16_119" style:family="text">
      <style:text-properties fo:background-color="#ffffff"/>
    </style:style>
    <style:style style:name="T16_120" style:family="text">
      <style:text-properties fo:background-color="#ffffff"/>
    </style:style>
    <style:style style:name="T16_121" style:family="text">
      <style:text-properties fo:background-color="#ffffff"/>
    </style:style>
    <style:style style:name="T16_122" style:family="text">
      <style:text-properties fo:background-color="#ffffff"/>
    </style:style>
    <style:style style:name="T16_123" style:family="text">
      <style:text-properties fo:background-color="#ffffff"/>
    </style:style>
    <style:style style:name="T16_124" style:family="text">
      <style:text-properties fo:background-color="#ffffff"/>
    </style:style>
    <style:style style:name="T16_125" style:family="text">
      <style:text-properties fo:background-color="#ffffff"/>
    </style:style>
    <style:style style:name="T16_126" style:family="text">
      <style:text-properties fo:background-color="#ffffff"/>
    </style:style>
    <style:style style:name="T16_127" style:family="text">
      <style:text-properties fo:background-color="#ffffff"/>
    </style:style>
    <style:style style:name="T16_128" style:family="text">
      <style:text-properties fo:background-color="#ffffff"/>
    </style:style>
    <style:style style:name="T16_129" style:family="text">
      <style:text-properties fo:background-color="#ffffff"/>
    </style:style>
    <style:style style:name="T16_130" style:family="text">
      <style:text-properties fo:background-color="#ffffff"/>
    </style:style>
    <style:style style:name="T16_131" style:family="text">
      <style:text-properties fo:background-color="#ffffff"/>
    </style:style>
    <style:style style:name="T16_132" style:family="text">
      <style:text-properties fo:background-color="#ffffff"/>
    </style:style>
    <style:style style:name="T16_133" style:family="text">
      <style:text-properties fo:background-color="#ffffff"/>
    </style:style>
    <style:style style:name="T16_134" style:family="text">
      <style:text-properties fo:background-color="#ffffff"/>
    </style:style>
    <style:style style:name="T16_135" style:family="text">
      <style:text-properties fo:background-color="#ffffff"/>
    </style:style>
    <style:style style:name="T16_136" style:family="text">
      <style:text-properties fo:background-color="#ffffff"/>
    </style:style>
    <style:style style:name="T16_137" style:family="text">
      <style:text-properties fo:background-color="#ffffff"/>
    </style:style>
    <style:style style:name="T16_138" style:family="text">
      <style:text-properties fo:background-color="#ffffff"/>
    </style:style>
    <style:style style:name="T16_139" style:family="text">
      <style:text-properties fo:background-color="#ffffff"/>
    </style:style>
    <style:style style:name="T16_140" style:family="text">
      <style:text-properties fo:background-color="#ffffff"/>
    </style:style>
    <style:style style:name="T16_141" style:family="text">
      <style:text-properties fo:background-color="#ffffff"/>
    </style:style>
    <style:style style:name="T16_142" style:family="text">
      <style:text-properties fo:background-color="#ffffff"/>
    </style:style>
    <style:style style:name="T16_143" style:family="text">
      <style:text-properties fo:background-color="#ffffff"/>
    </style:style>
    <style:style style:name="T16_144" style:family="text">
      <style:text-properties fo:background-color="#ffffff"/>
    </style:style>
    <style:style style:name="T16_145" style:family="text">
      <style:text-properties fo:background-color="#ffffff"/>
    </style:style>
    <style:style style:name="T16_146" style:family="text">
      <style:text-properties fo:background-color="#ffffff"/>
    </style:style>
    <style:style style:name="T16_147" style:family="text">
      <style:text-properties fo:background-color="#ffffff"/>
    </style:style>
    <style:style style:name="T16_148" style:family="text">
      <style:text-properties fo:background-color="#ffffff"/>
    </style:style>
    <style:style style:name="T16_149" style:family="text">
      <style:text-properties fo:background-color="#ffffff"/>
    </style:style>
    <style:style style:name="T16_150" style:family="text">
      <style:text-properties fo:background-color="#ffffff"/>
    </style:style>
    <style:style style:name="T16_151" style:family="text">
      <style:text-properties fo:background-color="#ffffff"/>
    </style:style>
    <style:style style:name="T16_152" style:family="text">
      <style:text-properties fo:background-color="#ffffff"/>
    </style:style>
    <style:style style:name="T16_153" style:family="text">
      <style:text-properties fo:background-color="#ffffff"/>
    </style:style>
    <style:style style:name="T16_154" style:family="text">
      <style:text-properties fo:background-color="#ffffff"/>
    </style:style>
    <style:style style:name="T16_155" style:family="text">
      <style:text-properties fo:background-color="#ffffff"/>
    </style:style>
    <style:style style:name="T16_156" style:family="text">
      <style:text-properties fo:background-color="#ffffff"/>
    </style:style>
    <style:style style:name="T16_157" style:family="text">
      <style:text-properties fo:background-color="#ffffff"/>
    </style:style>
    <style:style style:name="T16_158" style:family="text">
      <style:text-properties fo:background-color="#ffffff"/>
    </style:style>
    <style:style style:name="T16_159" style:family="text">
      <style:text-properties fo:background-color="#ffffff"/>
    </style:style>
    <style:style style:name="T16_160" style:family="text">
      <style:text-properties fo:background-color="#ffffff"/>
    </style:style>
    <style:style style:name="T16_161" style:family="text">
      <style:text-properties fo:background-color="#ffffff"/>
    </style:style>
    <style:style style:name="T16_162" style:family="text">
      <style:text-properties fo:background-color="#ffffff"/>
    </style:style>
    <style:style style:name="T16_163" style:family="text">
      <style:text-properties fo:background-color="#ffffff"/>
    </style:style>
    <style:style style:name="T16_164" style:family="text">
      <style:text-properties fo:background-color="#ffffff"/>
    </style:style>
    <style:style style:name="T16_165" style:family="text">
      <style:text-properties fo:background-color="#ffffff"/>
    </style:style>
    <style:style style:name="T16_166" style:family="text">
      <style:text-properties fo:background-color="#ffffff"/>
    </style:style>
    <style:style style:name="T16_167" style:family="text">
      <style:text-properties fo:background-color="#ffffff"/>
    </style:style>
    <style:style style:name="T16_168" style:family="text">
      <style:text-properties fo:background-color="#ffffff"/>
    </style:style>
    <style:style style:name="T16_169" style:family="text">
      <style:text-properties fo:background-color="#ffffff"/>
    </style:style>
    <style:style style:name="T16_170" style:family="text">
      <style:text-properties fo:background-color="#ffffff"/>
    </style:style>
    <style:style style:name="T16_171" style:family="text">
      <style:text-properties fo:background-color="#ffffff"/>
    </style:style>
    <style:style style:name="T16_172" style:family="text">
      <style:text-properties fo:background-color="#ffffff"/>
    </style:style>
    <style:style style:name="T16_173" style:family="text">
      <style:text-properties fo:background-color="#ffffff"/>
    </style:style>
    <style:style style:name="T16_174" style:family="text">
      <style:text-properties fo:background-color="#ffffff"/>
    </style:style>
    <style:style style:name="T16_175" style:family="text">
      <style:text-properties fo:background-color="#ffffff"/>
    </style:style>
    <style:style style:name="T16_176" style:family="text">
      <style:text-properties fo:background-color="#ffffff"/>
    </style:style>
    <style:style style:name="T16_177" style:family="text">
      <style:text-properties fo:background-color="#ffffff"/>
    </style:style>
    <style:style style:name="T16_178" style:family="text">
      <style:text-properties fo:background-color="#ffffff"/>
    </style:style>
    <style:style style:name="T16_179" style:family="text">
      <style:text-properties fo:background-color="#ffffff"/>
    </style:style>
    <style:style style:name="T16_180" style:family="text">
      <style:text-properties fo:background-color="#ffffff"/>
    </style:style>
    <style:style style:name="T16_181" style:family="text">
      <style:text-properties fo:background-color="#ffffff"/>
    </style:style>
    <style:style style:name="T16_182" style:family="text">
      <style:text-properties fo:background-color="#ffffff"/>
    </style:style>
    <style:style style:name="T16_183" style:family="text">
      <style:text-properties fo:background-color="#ffffff"/>
    </style:style>
    <style:style style:name="T16_184" style:family="text">
      <style:text-properties fo:background-color="#ffffff"/>
    </style:style>
    <style:style style:name="T16_185" style:family="text">
      <style:text-properties fo:background-color="#ffffff"/>
    </style:style>
    <style:style style:name="T16_186" style:family="text">
      <style:text-properties fo:background-color="#ffffff"/>
    </style:style>
    <style:style style:name="T16_187" style:family="text">
      <style:text-properties fo:background-color="#ffffff"/>
    </style:style>
    <style:style style:name="T16_188" style:family="text">
      <style:text-properties fo:background-color="#ffffff"/>
    </style:style>
    <style:style style:name="T16_189" style:family="text">
      <style:text-properties fo:background-color="#ffffff"/>
    </style:style>
    <style:style style:name="T16_190" style:family="text">
      <style:text-properties fo:background-color="#ffffff"/>
    </style:style>
    <style:style style:name="T16_191" style:family="text">
      <style:text-properties fo:background-color="#ffffff"/>
    </style:style>
    <style:style style:name="T16_192" style:family="text">
      <style:text-properties fo:background-color="#ffffff"/>
    </style:style>
    <style:style style:name="T16_193" style:family="text">
      <style:text-properties fo:background-color="#ffffff"/>
    </style:style>
    <style:style style:name="T16_194" style:family="text">
      <style:text-properties fo:background-color="#ffffff"/>
    </style:style>
    <style:style style:name="T16_195" style:family="text">
      <style:text-properties fo:background-color="#ffffff"/>
    </style:style>
    <style:style style:name="T16_196" style:family="text">
      <style:text-properties fo:background-color="#ffffff"/>
    </style:style>
    <style:style style:name="T16_197" style:family="text">
      <style:text-properties fo:background-color="#ffffff"/>
    </style:style>
    <style:style style:name="T16_198" style:family="text">
      <style:text-properties fo:background-color="#ffffff"/>
    </style:style>
    <style:style style:name="T16_199" style:family="text">
      <style:text-properties fo:background-color="#ffffff"/>
    </style:style>
    <style:style style:name="T16_200" style:family="text">
      <style:text-properties fo:background-color="#ffffff"/>
    </style:style>
    <style:style style:name="T16_201" style:family="text">
      <style:text-properties fo:background-color="#ffffff"/>
    </style:style>
    <style:style style:name="T16_202" style:family="text">
      <style:text-properties fo:background-color="#ffffff"/>
    </style:style>
    <style:style style:name="T16_203" style:family="text">
      <style:text-properties fo:background-color="#ffffff"/>
    </style:style>
    <style:style style:name="T16_204" style:family="text">
      <style:text-properties fo:background-color="#ffffff"/>
    </style:style>
    <style:style style:name="T16_205" style:family="text">
      <style:text-properties fo:background-color="#ffffff"/>
    </style:style>
    <style:style style:name="T16_206" style:family="text">
      <style:text-properties fo:background-color="#ffffff"/>
    </style:style>
    <style:style style:name="T16_207" style:family="text">
      <style:text-properties fo:background-color="#ffffff"/>
    </style:style>
    <style:style style:name="T16_208" style:family="text">
      <style:text-properties fo:background-color="#ffffff"/>
    </style:style>
    <style:style style:name="T16_209" style:family="text">
      <style:text-properties fo:background-color="#ffffff"/>
    </style:style>
    <style:style style:name="T16_210" style:family="text">
      <style:text-properties fo:background-color="#ffffff"/>
    </style:style>
    <style:style style:name="T16_211" style:family="text">
      <style:text-properties fo:background-color="#ffffff"/>
    </style:style>
    <style:style style:name="T16_212" style:family="text">
      <style:text-properties fo:background-color="#ffffff"/>
    </style:style>
    <style:style style:name="T16_213" style:family="text">
      <style:text-properties fo:background-color="#ffffff"/>
    </style:style>
    <style:style style:name="T16_214" style:family="text">
      <style:text-properties fo:background-color="#ffffff"/>
    </style:style>
    <style:style style:name="T16_215" style:family="text">
      <style:text-properties fo:background-color="#ffffff"/>
    </style:style>
    <style:style style:name="T16_216" style:family="text"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T18_43" style:family="text">
      <style:text-properties fo:background-color="#ffffff"/>
    </style:style>
    <style:style style:name="T18_44" style:family="text">
      <style:text-properties fo:background-color="#ffffff"/>
    </style:style>
    <style:style style:name="T18_45" style:family="text">
      <style:text-properties fo:background-color="#ffffff"/>
    </style:style>
    <style:style style:name="T18_46" style:family="text">
      <style:text-properties fo:background-color="#ffffff"/>
    </style:style>
    <style:style style:name="T18_47" style:family="text">
      <style:text-properties fo:background-color="#ffffff"/>
    </style:style>
    <style:style style:name="T18_48" style:family="text">
      <style:text-properties fo:background-color="#ffffff"/>
    </style:style>
    <style:style style:name="T18_49" style:family="text">
      <style:text-properties fo:background-color="#ffffff"/>
    </style:style>
    <style:style style:name="T18_50" style:family="text">
      <style:text-properties fo:background-color="#ffffff"/>
    </style:style>
    <style:style style:name="T18_51" style:family="text">
      <style:text-properties fo:background-color="#ffffff"/>
    </style:style>
    <style:style style:name="T18_52" style:family="text">
      <style:text-properties fo:background-color="#ffffff"/>
    </style:style>
    <style:style style:name="T18_53" style:family="text">
      <style:text-properties fo:background-color="#ffffff"/>
    </style:style>
    <style:style style:name="T18_54" style:family="text">
      <style:text-properties fo:background-color="#ffffff"/>
    </style:style>
    <style:style style:name="T18_55" style:family="text">
      <style:text-properties fo:background-color="#ffffff"/>
    </style:style>
    <style:style style:name="T18_56" style:family="text">
      <style:text-properties fo:background-color="#ffffff"/>
    </style:style>
    <style:style style:name="T18_57" style:family="text">
      <style:text-properties fo:background-color="#ffffff"/>
    </style:style>
    <style:style style:name="T18_58" style:family="text">
      <style:text-properties fo:background-color="#ffffff"/>
    </style:style>
    <style:style style:name="T18_59" style:family="text">
      <style:text-properties fo:background-color="#ffffff"/>
    </style:style>
    <style:style style:name="T18_60" style:family="text">
      <style:text-properties fo:background-color="#ffffff"/>
    </style:style>
    <style:style style:name="T18_61" style:family="text">
      <style:text-properties fo:background-color="#ffffff"/>
    </style:style>
    <style:style style:name="T18_62" style:family="text">
      <style:text-properties fo:background-color="#ffffff"/>
    </style:style>
    <style:style style:name="T18_63" style:family="text">
      <style:text-properties fo:background-color="#ffffff"/>
    </style:style>
    <style:style style:name="T18_64" style:family="text">
      <style:text-properties fo:background-color="#ffffff"/>
    </style:style>
    <style:style style:name="T18_65" style:family="text">
      <style:text-properties fo:background-color="#ffffff"/>
    </style:style>
    <style:style style:name="T18_66" style:family="text">
      <style:text-properties fo:background-color="#ffffff"/>
    </style:style>
    <style:style style:name="T18_67" style:family="text">
      <style:text-properties fo:background-color="#ffffff"/>
    </style:style>
    <style:style style:name="T18_68" style:family="text">
      <style:text-properties fo:background-color="#ffffff"/>
    </style:style>
    <style:style style:name="T18_69" style:family="text">
      <style:text-properties fo:background-color="#ffffff"/>
    </style:style>
    <style:style style:name="T18_70" style:family="text">
      <style:text-properties fo:background-color="#ffffff"/>
    </style:style>
    <style:style style:name="T18_71" style:family="text">
      <style:text-properties fo:background-color="#ffffff"/>
    </style:style>
    <style:style style:name="T18_72" style:family="text">
      <style:text-properties fo:background-color="#ffffff"/>
    </style:style>
    <style:style style:name="T18_73" style:family="text">
      <style:text-properties fo:background-color="#ffffff"/>
    </style:style>
    <style:style style:name="T18_74" style:family="text">
      <style:text-properties fo:background-color="#ffffff"/>
    </style:style>
    <style:style style:name="T18_75" style:family="text">
      <style:text-properties fo:background-color="#ffffff"/>
    </style:style>
    <style:style style:name="T18_76" style:family="text">
      <style:text-properties fo:background-color="#ffffff"/>
    </style:style>
    <style:style style:name="T18_77" style:family="text">
      <style:text-properties fo:background-color="#ffffff"/>
    </style:style>
    <style:style style:name="T18_78" style:family="text">
      <style:text-properties fo:background-color="#ffffff"/>
    </style:style>
    <style:style style:name="T18_79" style:family="text">
      <style:text-properties fo:background-color="#ffffff"/>
    </style:style>
    <style:style style:name="T18_80" style:family="text">
      <style:text-properties fo:background-color="#ffffff"/>
    </style:style>
    <style:style style:name="T18_81" style:family="text">
      <style:text-properties fo:background-color="#ffffff"/>
    </style:style>
    <style:style style:name="T18_82" style:family="text">
      <style:text-properties fo:background-color="#ffffff"/>
    </style:style>
    <style:style style:name="T18_83" style:family="text">
      <style:text-properties fo:background-color="#ffffff"/>
    </style:style>
    <style:style style:name="T18_84" style:family="text">
      <style:text-properties fo:background-color="#ffffff"/>
    </style:style>
    <style:style style:name="T18_85" style:family="text">
      <style:text-properties fo:background-color="#ffffff"/>
    </style:style>
    <style:style style:name="T18_86" style:family="text">
      <style:text-properties fo:background-color="#ffffff"/>
    </style:style>
    <style:style style:name="T18_87" style:family="text">
      <style:text-properties fo:background-color="#ffffff"/>
    </style:style>
    <style:style style:name="T18_88" style:family="text">
      <style:text-properties fo:background-color="#ffffff"/>
    </style:style>
    <style:style style:name="T18_89" style:family="text">
      <style:text-properties fo:background-color="#ffffff"/>
    </style:style>
    <style:style style:name="T18_90" style:family="text">
      <style:text-properties fo:background-color="#ffffff"/>
    </style:style>
    <style:style style:name="T18_91" style:family="text">
      <style:text-properties fo:background-color="#ffffff"/>
    </style:style>
    <style:style style:name="T18_92" style:family="text">
      <style:text-properties fo:background-color="#ffffff"/>
    </style:style>
    <style:style style:name="T18_93" style:family="text">
      <style:text-properties fo:background-color="#ffffff"/>
    </style:style>
    <style:style style:name="T18_94" style:family="text">
      <style:text-properties fo:background-color="#ffffff"/>
    </style:style>
    <style:style style:name="T18_95" style:family="text">
      <style:text-properties fo:background-color="#ffffff"/>
    </style:style>
    <style:style style:name="T18_96" style:family="text">
      <style:text-properties fo:background-color="#ffffff"/>
    </style:style>
    <style:style style:name="T18_97" style:family="text">
      <style:text-properties fo:background-color="#ffffff"/>
    </style:style>
    <style:style style:name="T18_98" style:family="text">
      <style:text-properties fo:background-color="#ffffff"/>
    </style:style>
    <style:style style:name="T18_99" style:family="text">
      <style:text-properties fo:background-color="#ffffff"/>
    </style:style>
    <style:style style:name="T18_100" style:family="text">
      <style:text-properties fo:background-color="#ffffff"/>
    </style:style>
    <style:style style:name="T18_101" style:family="text">
      <style:text-properties fo:background-color="#ffffff"/>
    </style:style>
    <style:style style:name="T18_102" style:family="text">
      <style:text-properties fo:background-color="#ffffff"/>
    </style:style>
    <style:style style:name="T18_103" style:family="text">
      <style:text-properties fo:background-color="#ffffff"/>
    </style:style>
    <style:style style:name="T18_104" style:family="text">
      <style:text-properties fo:background-color="#ffffff"/>
    </style:style>
    <style:style style:name="T18_105" style:family="text">
      <style:text-properties fo:background-color="#ffffff"/>
    </style:style>
    <style:style style:name="T18_106" style:family="text">
      <style:text-properties fo:background-color="#ffffff"/>
    </style:style>
    <style:style style:name="T18_107" style:family="text">
      <style:text-properties fo:background-color="#ffffff"/>
    </style:style>
    <style:style style:name="T18_108" style:family="text">
      <style:text-properties fo:background-color="#ffffff"/>
    </style:style>
    <style:style style:name="T18_109" style:family="text">
      <style:text-properties fo:background-color="#ffffff"/>
    </style:style>
    <style:style style:name="T18_110" style:family="text">
      <style:text-properties fo:background-color="#ffffff"/>
    </style:style>
    <style:style style:name="T18_111" style:family="text">
      <style:text-properties fo:background-color="#ffffff"/>
    </style:style>
    <style:style style:name="T18_112" style:family="text">
      <style:text-properties fo:background-color="#ffffff"/>
    </style:style>
    <style:style style:name="T18_113" style:family="text">
      <style:text-properties fo:background-color="#ffffff"/>
    </style:style>
    <style:style style:name="T18_114" style:family="text">
      <style:text-properties fo:background-color="#ffffff"/>
    </style:style>
    <style:style style:name="T18_115" style:family="text">
      <style:text-properties fo:background-color="#ffffff"/>
    </style:style>
    <style:style style:name="T18_116" style:family="text">
      <style:text-properties fo:background-color="#ffffff"/>
    </style:style>
    <style:style style:name="T18_117" style:family="text">
      <style:text-properties fo:background-color="#ffffff"/>
    </style:style>
    <style:style style:name="T18_118" style:family="text">
      <style:text-properties fo:background-color="#ffffff"/>
    </style:style>
    <style:style style:name="T18_119" style:family="text">
      <style:text-properties fo:background-color="#ffffff"/>
    </style:style>
    <style:style style:name="T18_120" style:family="text">
      <style:text-properties fo:background-color="#ffffff"/>
    </style:style>
    <style:style style:name="T18_121" style:family="text">
      <style:text-properties fo:background-color="#ffffff"/>
    </style:style>
    <style:style style:name="T18_122" style:family="text">
      <style:text-properties fo:background-color="#ffffff"/>
    </style:style>
    <style:style style:name="T18_123" style:family="text">
      <style:text-properties fo:background-color="#ffffff"/>
    </style:style>
    <style:style style:name="T18_124" style:family="text">
      <style:text-properties fo:background-color="#ffffff"/>
    </style:style>
    <style:style style:name="T18_125" style:family="text">
      <style:text-properties fo:background-color="#ffffff"/>
    </style:style>
    <style:style style:name="T18_126" style:family="text">
      <style:text-properties fo:background-color="#ffffff"/>
    </style:style>
    <style:style style:name="T18_127" style:family="text">
      <style:text-properties fo:background-color="#ffffff"/>
    </style:style>
    <style:style style:name="T18_128" style:family="text">
      <style:text-properties fo:background-color="#ffffff"/>
    </style:style>
    <style:style style:name="T18_129" style:family="text">
      <style:text-properties fo:background-color="#ffffff"/>
    </style:style>
    <style:style style:name="T18_130" style:family="text">
      <style:text-properties fo:background-color="#ffffff"/>
    </style:style>
    <style:style style:name="T18_131" style:family="text">
      <style:text-properties fo:background-color="#ffffff"/>
    </style:style>
    <style:style style:name="T18_132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T20_45" style:family="text">
      <style:text-properties fo:background-color="#ffffff"/>
    </style:style>
    <style:style style:name="T20_46" style:family="text">
      <style:text-properties fo:background-color="#ffffff"/>
    </style:style>
    <style:style style:name="T20_47" style:family="text">
      <style:text-properties fo:background-color="#ffffff"/>
    </style:style>
    <style:style style:name="T20_48" style:family="text">
      <style:text-properties fo:background-color="#ffffff"/>
    </style:style>
    <style:style style:name="T20_49" style:family="text">
      <style:text-properties fo:background-color="#ffffff"/>
    </style:style>
    <style:style style:name="T20_50" style:family="text">
      <style:text-properties fo:background-color="#ffffff"/>
    </style:style>
    <style:style style:name="T20_51" style:family="text">
      <style:text-properties fo:background-color="#ffffff"/>
    </style:style>
    <style:style style:name="T20_52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T22_33" style:family="text">
      <style:text-properties fo:background-color="#ffffff"/>
    </style:style>
    <style:style style:name="T22_34" style:family="text">
      <style:text-properties fo:background-color="#ffffff"/>
    </style:style>
    <style:style style:name="T22_35" style:family="text">
      <style:text-properties fo:background-color="#ffffff"/>
    </style:style>
    <style:style style:name="T22_36" style:family="text">
      <style:text-properties fo:background-color="#ffffff"/>
    </style:style>
    <style:style style:name="T22_37" style:family="text">
      <style:text-properties fo:background-color="#ffffff"/>
    </style:style>
    <style:style style:name="T22_38" style:family="text">
      <style:text-properties fo:background-color="#ffffff"/>
    </style:style>
    <style:style style:name="T22_39" style:family="text">
      <style:text-properties fo:background-color="#ffffff"/>
    </style:style>
    <style:style style:name="T22_40" style:family="text">
      <style:text-properties fo:background-color="#ffffff"/>
    </style:style>
    <style:style style:name="T22_41" style:family="text">
      <style:text-properties fo:background-color="#ffffff"/>
    </style:style>
    <style:style style:name="T22_42" style:family="text">
      <style:text-properties fo:background-color="#ffffff"/>
    </style:style>
    <style:style style:name="T22_43" style:family="text">
      <style:text-properties fo:background-color="#ffffff"/>
    </style:style>
    <style:style style:name="T22_44" style:family="text">
      <style:text-properties fo:background-color="#ffffff"/>
    </style:style>
    <style:style style:name="T22_45" style:family="text">
      <style:text-properties fo:background-color="#ffffff"/>
    </style:style>
    <style:style style:name="T22_46" style:family="text">
      <style:text-properties fo:background-color="#ffffff"/>
    </style:style>
    <style:style style:name="T22_47" style:family="text">
      <style:text-properties fo:background-color="#ffffff"/>
    </style:style>
    <style:style style:name="T22_48" style:family="text">
      <style:text-properties fo:background-color="#ffffff"/>
    </style:style>
    <style:style style:name="T22_49" style:family="text">
      <style:text-properties fo:background-color="#ffffff"/>
    </style:style>
    <style:style style:name="T22_50" style:family="text">
      <style:text-properties fo:background-color="#ffffff"/>
    </style:style>
    <style:style style:name="T22_51" style:family="text">
      <style:text-properties fo:background-color="#ffffff"/>
    </style:style>
    <style:style style:name="T22_52" style:family="text">
      <style:text-properties fo:background-color="#ffffff"/>
    </style:style>
    <style:style style:name="T22_53" style:family="text">
      <style:text-properties fo:background-color="#ffffff"/>
    </style:style>
    <style:style style:name="T22_54" style:family="text">
      <style:text-properties fo:background-color="#ffffff"/>
    </style:style>
    <style:style style:name="T22_55" style:family="text">
      <style:text-properties fo:background-color="#ffffff"/>
    </style:style>
    <style:style style:name="T22_56" style:family="text">
      <style:text-properties fo:background-color="#ffffff"/>
    </style:style>
    <style:style style:name="T22_57" style:family="text">
      <style:text-properties fo:background-color="#ffffff"/>
    </style:style>
    <style:style style:name="T22_58" style:family="text">
      <style:text-properties fo:background-color="#ffffff"/>
    </style:style>
    <style:style style:name="T22_59" style:family="text">
      <style:text-properties fo:background-color="#ffffff"/>
    </style:style>
    <style:style style:name="T22_60" style:family="text">
      <style:text-properties fo:background-color="#ffffff"/>
    </style:style>
    <style:style style:name="T22_61" style:family="text">
      <style:text-properties fo:background-color="#ffffff"/>
    </style:style>
    <style:style style:name="T22_62" style:family="text">
      <style:text-properties fo:background-color="#ffffff"/>
    </style:style>
    <style:style style:name="T22_63" style:family="text">
      <style:text-properties fo:background-color="#ffffff"/>
    </style:style>
    <style:style style:name="T22_64" style:family="text">
      <style:text-properties fo:background-color="#ffffff"/>
    </style:style>
    <style:style style:name="T22_65" style:family="text">
      <style:text-properties fo:background-color="#ffffff"/>
    </style:style>
    <style:style style:name="T22_66" style:family="text">
      <style:text-properties fo:background-color="#ffffff"/>
    </style:style>
    <style:style style:name="T22_67" style:family="text">
      <style:text-properties fo:background-color="#ffffff"/>
    </style:style>
    <style:style style:name="T22_68" style:family="text">
      <style:text-properties fo:background-color="#ffffff"/>
    </style:style>
    <style:style style:name="T22_69" style:family="text">
      <style:text-properties fo:background-color="#ffffff"/>
    </style:style>
    <style:style style:name="T22_70" style:family="text">
      <style:text-properties fo:background-color="#ffffff"/>
    </style:style>
    <style:style style:name="T22_71" style:family="text">
      <style:text-properties fo:background-color="#ffffff"/>
    </style:style>
    <style:style style:name="T22_72" style:family="text">
      <style:text-properties fo:background-color="#ffffff"/>
    </style:style>
    <style:style style:name="T22_73" style:family="text">
      <style:text-properties fo:background-color="#ffffff"/>
    </style:style>
    <style:style style:name="T22_74" style:family="text">
      <style:text-properties fo:background-color="#ffffff"/>
    </style:style>
    <style:style style:name="T22_75" style:family="text">
      <style:text-properties fo:background-color="#ffffff"/>
    </style:style>
    <style:style style:name="T22_76" style:family="text">
      <style:text-properties fo:background-color="#ffffff"/>
    </style:style>
    <style:style style:name="T22_77" style:family="text">
      <style:text-properties fo:background-color="#ffffff"/>
    </style:style>
    <style:style style:name="T22_78" style:family="text">
      <style:text-properties fo:background-color="#ffffff"/>
    </style:style>
    <style:style style:name="T22_79" style:family="text">
      <style:text-properties fo:background-color="#ffffff"/>
    </style:style>
    <style:style style:name="T22_80" style:family="text">
      <style:text-properties fo:background-color="#ffffff"/>
    </style:style>
    <style:style style:name="T22_81" style:family="text">
      <style:text-properties fo:background-color="#ffffff"/>
    </style:style>
    <style:style style:name="T22_82" style:family="text">
      <style:text-properties fo:background-color="#ffffff"/>
    </style:style>
    <style:style style:name="T22_83" style:family="text">
      <style:text-properties fo:background-color="#ffffff"/>
    </style:style>
    <style:style style:name="T22_84" style:family="text">
      <style:text-properties fo:background-color="#ffffff"/>
    </style:style>
    <style:style style:name="T22_85" style:family="text">
      <style:text-properties fo:background-color="#ffffff"/>
    </style:style>
    <style:style style:name="T22_86" style:family="text">
      <style:text-properties fo:background-color="#ffffff"/>
    </style:style>
    <style:style style:name="T22_87" style:family="text">
      <style:text-properties fo:background-color="#ffffff"/>
    </style:style>
    <style:style style:name="T22_88" style:family="text">
      <style:text-properties fo:background-color="#ffffff"/>
    </style:style>
    <style:style style:name="T22_89" style:family="text">
      <style:text-properties fo:background-color="#ffffff"/>
    </style:style>
    <style:style style:name="T22_90" style:family="text">
      <style:text-properties fo:background-color="#ffffff"/>
    </style:style>
    <style:style style:name="T22_91" style:family="text">
      <style:text-properties fo:background-color="#ffffff"/>
    </style:style>
    <style:style style:name="T22_92" style:family="text">
      <style:text-properties fo:background-color="#ffffff"/>
    </style:style>
    <style:style style:name="T22_93" style:family="text">
      <style:text-properties fo:background-color="#ffffff"/>
    </style:style>
    <style:style style:name="T22_94" style:family="text">
      <style:text-properties fo:background-color="#ffffff"/>
    </style:style>
    <style:style style:name="T22_95" style:family="text">
      <style:text-properties fo:background-color="#ffffff"/>
    </style:style>
    <style:style style:name="T22_96" style:family="text">
      <style:text-properties fo:background-color="#ffffff"/>
    </style:style>
    <style:style style:name="T22_97" style:family="text">
      <style:text-properties fo:background-color="#ffffff"/>
    </style:style>
    <style:style style:name="T22_98" style:family="text">
      <style:text-properties fo:background-color="#ffffff"/>
    </style:style>
    <style:style style:name="T22_99" style:family="text">
      <style:text-properties fo:background-color="#ffffff"/>
    </style:style>
    <style:style style:name="T22_100" style:family="text">
      <style:text-properties fo:background-color="#ffffff"/>
    </style:style>
    <style:style style:name="T22_101" style:family="text">
      <style:text-properties fo:background-color="#ffffff"/>
    </style:style>
    <style:style style:name="T22_102" style:family="text">
      <style:text-properties fo:background-color="#ffffff"/>
    </style:style>
    <style:style style:name="T22_103" style:family="text">
      <style:text-properties fo:background-color="#ffffff"/>
    </style:style>
    <style:style style:name="T22_104" style:family="text">
      <style:text-properties fo:background-color="#ffffff"/>
    </style:style>
    <style:style style:name="T22_105" style:family="text">
      <style:text-properties fo:background-color="#ffffff"/>
    </style:style>
    <style:style style:name="T22_106" style:family="text">
      <style:text-properties fo:background-color="#ffffff"/>
    </style:style>
    <style:style style:name="T22_107" style:family="text">
      <style:text-properties fo:background-color="#ffffff"/>
    </style:style>
    <style:style style:name="T22_108" style:family="text">
      <style:text-properties fo:background-color="#ffffff"/>
    </style:style>
    <style:style style:name="T22_109" style:family="text">
      <style:text-properties fo:background-color="#ffffff"/>
    </style:style>
    <style:style style:name="T22_110" style:family="text">
      <style:text-properties fo:background-color="#ffffff"/>
    </style:style>
    <style:style style:name="T22_111" style:family="text">
      <style:text-properties fo:background-color="#ffffff"/>
    </style:style>
    <style:style style:name="T22_112" style:family="text">
      <style:text-properties fo:background-color="#ffffff"/>
    </style:style>
    <style:style style:name="T22_113" style:family="text">
      <style:text-properties fo:background-color="#ffffff"/>
    </style:style>
    <style:style style:name="T22_114" style:family="text">
      <style:text-properties fo:background-color="#ffffff"/>
    </style:style>
    <style:style style:name="T22_115" style:family="text">
      <style:text-properties fo:background-color="#ffffff"/>
    </style:style>
    <style:style style:name="T22_116" style:family="text">
      <style:text-properties fo:background-color="#ffffff"/>
    </style:style>
    <style:style style:name="T22_117" style:family="text">
      <style:text-properties fo:background-color="#ffffff"/>
    </style:style>
    <style:style style:name="T22_118" style:family="text">
      <style:text-properties fo:background-color="#ffffff"/>
    </style:style>
    <style:style style:name="T22_119" style:family="text">
      <style:text-properties fo:background-color="#ffffff"/>
    </style:style>
    <style:style style:name="T22_120" style:family="text">
      <style:text-properties fo:background-color="#ffffff"/>
    </style:style>
    <style:style style:name="T22_121" style:family="text">
      <style:text-properties fo:background-color="#ffffff"/>
    </style:style>
    <style:style style:name="T22_122" style:family="text">
      <style:text-properties fo:background-color="#ffffff"/>
    </style:style>
    <style:style style:name="T22_123" style:family="text">
      <style:text-properties fo:background-color="#ffffff"/>
    </style:style>
    <style:style style:name="T22_124" style:family="text">
      <style:text-properties fo:background-color="#ffffff"/>
    </style:style>
    <style:style style:name="T22_125" style:family="text">
      <style:text-properties fo:background-color="#ffffff"/>
    </style:style>
    <style:style style:name="T22_126" style:family="text">
      <style:text-properties fo:background-color="#ffffff"/>
    </style:style>
    <style:style style:name="T22_127" style:family="text">
      <style:text-properties fo:background-color="#ffffff"/>
    </style:style>
    <style:style style:name="T22_128" style:family="text">
      <style:text-properties fo:background-color="#ffffff"/>
    </style:style>
    <style:style style:name="T22_129" style:family="text">
      <style:text-properties fo:background-color="#ffffff"/>
    </style:style>
    <style:style style:name="T22_130" style:family="text">
      <style:text-properties fo:background-color="#ffffff"/>
    </style:style>
    <style:style style:name="T22_131" style:family="text">
      <style:text-properties fo:background-color="#ffffff"/>
    </style:style>
    <style:style style:name="T22_132" style:family="text">
      <style:text-properties fo:background-color="#ffffff"/>
    </style:style>
    <style:style style:name="T22_133" style:family="text">
      <style:text-properties fo:background-color="#ffffff"/>
    </style:style>
    <style:style style:name="T22_134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213if53hkiwd"/><text:bookmark-end text:name="h.213if53hkiwd"/><text:span text:style-name="T1_1">Donatus</text:span><text:span text:style-name="T1_2"><text:s/></text:span><text:span text:style-name="T1_3">McVicar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Donatus</text:span><text:span text:style-name="T3_6"><text:s/></text:span><text:span text:style-name="T3_7">McVicar</text:span><text:span text:style-name="T3_8">,<text:s/></text:span><text:span text:style-name="T3_9">Lutons</text:span><text:span text:style-name="T3_10"><text:s/></text:span><text:span text:style-name="T3_11">overworked</text:span><text:span text:style-name="T3_12"><text:s/></text:span><text:span text:style-name="T3_13">and</text:span><text:span text:style-name="T3_14"><text:s/></text:span><text:span text:style-name="T3_15">underappreciated</text:span><text:span text:style-name="T3_16"><text:s/></text:span><text:span text:style-name="T3_17">sheriff</text:span><text:span text:style-name="T3_18">.<text:s/></text:span><text:span text:style-name="T3_19">You</text:span><text:span text:style-name="T3_20"><text:s/></text:span><text:span text:style-name="T3_21">had</text:span><text:span text:style-name="T3_22"><text:s/></text:span><text:span text:style-name="T3_23">been</text:span><text:span text:style-name="T3_24"><text:s/></text:span><text:span text:style-name="T3_25">looking</text:span><text:span text:style-name="T3_26"><text:s/></text:span><text:span text:style-name="T3_27">forward</text:span><text:span text:style-name="T3_28"><text:s/></text:span><text:span text:style-name="T3_29">to</text:span><text:span text:style-name="T3_30"><text:s/></text:span><text:span text:style-name="T3_31">the</text:span><text:span text:style-name="T3_32"><text:s/></text:span><text:span text:style-name="T3_33">town</text:span><text:span text:style-name="T3_34"><text:s/></text:span><text:span text:style-name="T3_35">dance</text:span><text:span text:style-name="T3_36"><text:s/></text:span><text:span text:style-name="T3_37">for</text:span><text:span text:style-name="T3_38"><text:s/></text:span><text:span text:style-name="T3_39">a</text:span><text:span text:style-name="T3_40"><text:s/></text:span><text:span text:style-name="T3_41">very</text:span><text:span text:style-name="T3_42"><text:s/></text:span><text:span text:style-name="T3_43">long</text:span><text:span text:style-name="T3_44"><text:s/></text:span><text:span text:style-name="T3_45">time</text:span><text:span text:style-name="T3_46">,<text:s/></text:span><text:span text:style-name="T3_47">not</text:span><text:span text:style-name="T3_48"><text:s/></text:span><text:span text:style-name="T3_49">because</text:span><text:span text:style-name="T3_50"><text:s/></text:span><text:span text:style-name="T3_51">you</text:span><text:span text:style-name="T3_52"><text:s/></text:span><text:span text:style-name="T3_53">like</text:span><text:span text:style-name="T3_54"><text:s/></text:span><text:span text:style-name="T3_55">dancing</text:span><text:span text:style-name="T3_56">,<text:s/></text:span><text:span text:style-name="T3_57">but</text:span><text:span text:style-name="T3_58"><text:s/></text:span><text:span text:style-name="T3_59">because</text:span><text:span text:style-name="T3_60"><text:s/></text:span><text:span text:style-name="T3_61">it</text:span><text:span text:style-name="T3_62"><text:s/></text:span><text:span text:style-name="T3_63">is</text:span><text:span text:style-name="T3_64"><text:s/></text:span><text:span text:style-name="T3_65">usually</text:span><text:span text:style-name="T3_66"><text:s/></text:span><text:span text:style-name="T3_67">so</text:span><text:span text:style-name="T3_68"><text:s/></text:span><text:span text:style-name="T3_69">easy</text:span><text:span text:style-name="T3_70"><text:s/></text:span><text:span text:style-name="T3_71">to</text:span><text:span text:style-name="T3_72"><text:s/></text:span><text:span text:style-name="T3_73">round</text:span><text:span text:style-name="T3_74"><text:s/></text:span><text:span text:style-name="T3_75">up</text:span><text:span text:style-name="T3_76"><text:s/></text:span><text:span text:style-name="T3_77">all</text:span><text:span text:style-name="T3_78"><text:s/></text:span><text:span text:style-name="T3_79">the</text:span><text:span text:style-name="T3_80"><text:s/></text:span><text:span text:style-name="T3_81">criminal</text:span><text:span text:style-name="T3_82"><text:s/></text:span><text:span text:style-name="T3_83">filth</text:span><text:span text:style-name="T3_84"><text:s/></text:span><text:span text:style-name="T3_85">in</text:span><text:span text:style-name="T3_86"><text:s/></text:span><text:span text:style-name="T3_87">town</text:span><text:span text:style-name="T3_88"><text:s/></text:span><text:span text:style-name="T3_89">and</text:span><text:span text:style-name="T3_90"><text:s/></text:span><text:span text:style-name="T3_91">put</text:span><text:span text:style-name="T3_92"><text:s/></text:span><text:span text:style-name="T3_93">a</text:span><text:span text:style-name="T3_94"><text:s/></text:span><text:span text:style-name="T3_95">stop</text:span><text:span text:style-name="T3_96"><text:s/></text:span><text:span text:style-name="T3_97">to</text:span><text:span text:style-name="T3_98"><text:s/></text:span><text:span text:style-name="T3_99">their</text:span><text:span text:style-name="T3_100"><text:s/></text:span><text:span text:style-name="T3_101">mischievous</text:span><text:span text:style-name="T3_102"><text:s/></text:span><text:span text:style-name="T3_103">ways</text:span><text:span text:style-name="T3_104"><text:s/></text:span><text:span text:style-name="T3_105">while</text:span><text:span text:style-name="T3_106"><text:s/></text:span><text:span text:style-name="T3_107">everyone</text:span><text:span text:style-name="T3_108"><text:s/></text:span><text:span text:style-name="T3_109">is</text:span><text:span text:style-name="T3_110"><text:s/></text:span><text:span text:style-name="T3_111">all</text:span><text:span text:style-name="T3_112"><text:s/></text:span><text:span text:style-name="T3_113">in</text:span><text:span text:style-name="T3_114"><text:s/></text:span><text:span text:style-name="T3_115">one</text:span><text:span text:style-name="T3_116"><text:s/></text:span><text:span text:style-name="T3_117">place</text:span><text:span text:style-name="T3_118">.<text:s text:c="2"/></text:span><text:span text:style-name="T3_119">You</text:span><text:span text:style-name="T3_120"><text:s/></text:span><text:span text:style-name="T3_121">want</text:span><text:span text:style-name="T3_122"><text:s/></text:span><text:span text:style-name="T3_123">to</text:span><text:span text:style-name="T3_124"><text:s/></text:span><text:span text:style-name="T3_125">punish</text:span><text:span text:style-name="T3_126"><text:s/></text:span><text:span text:style-name="T3_127">suspect</text:span><text:span text:style-name="T3_128"><text:s/></text:span><text:span text:style-name="T3_129">individuals</text:span><text:span text:style-name="T3_130"><text:s/></text:span><text:span text:style-name="T3_131">but</text:span><text:span text:style-name="T3_132"><text:s/></text:span><text:span text:style-name="T3_133">you</text:span><text:span text:style-name="T3_134"><text:s/></text:span><text:span text:style-name="T3_135">need</text:span><text:span text:style-name="T3_136"><text:s/></text:span><text:span text:style-name="T3_137">a</text:span><text:span text:style-name="T3_138"><text:s/></text:span><text:span text:style-name="T3_139">good</text:span><text:span text:style-name="T3_140"><text:s/></text:span><text:span text:style-name="T3_141">reason</text:span><text:span text:style-name="T3_142">.</text:span></text:p>
      <text:p text:style-name="P4"/>
      <text:p text:style-name="P5"><text:span text:style-name="T5_1">Now</text:span><text:span text:style-name="T5_2">,<text:s/></text:span><text:span text:style-name="T5_3">though</text:span><text:span text:style-name="T5_4">,<text:s/></text:span><text:span text:style-name="T5_5">there</text:span><text:span text:style-name="T5_6">’</text:span><text:span text:style-name="T5_7">s</text:span><text:span text:style-name="T5_8"><text:s/></text:span><text:span text:style-name="T5_9">this</text:span><text:span text:style-name="T5_10"><text:s/></text:span><text:span text:style-name="T5_11">murder</text:span><text:span text:style-name="T5_12"><text:s/></text:span><text:span text:style-name="T5_13">to</text:span><text:span text:style-name="T5_14"><text:s/></text:span><text:span text:style-name="T5_15">contend</text:span><text:span text:style-name="T5_16"><text:s/></text:span><text:span text:style-name="T5_17">with</text:span><text:span text:style-name="T5_18">.<text:s/></text:span><text:span text:style-name="T5_19">The</text:span><text:span text:style-name="T5_20"><text:s/></text:span><text:span text:style-name="T5_21">murder</text:span><text:span text:style-name="T5_22"><text:s/></text:span><text:span text:style-name="T5_23">of</text:span><text:span text:style-name="T5_24"><text:s/></text:span><text:span text:style-name="T5_25">a</text:span><text:span text:style-name="T5_26"><text:s/></text:span><text:span text:style-name="T5_27">Duke</text:span><text:span text:style-name="T5_28"><text:s/></text:span><text:span text:style-name="T5_29">nonetheless</text:span><text:span text:style-name="T5_30">.<text:s/></text:span><text:span text:style-name="T5_31">Of</text:span><text:span text:style-name="T5_32"><text:s/></text:span><text:span text:style-name="T5_33">course</text:span><text:span text:style-name="T5_34">,<text:s/></text:span><text:span text:style-name="T5_35">it</text:span><text:span text:style-name="T5_36"><text:s/></text:span><text:span text:style-name="T5_37">falls</text:span><text:span text:style-name="T5_38"><text:s/></text:span><text:span text:style-name="T5_39">on</text:span><text:span text:style-name="T5_40"><text:s/></text:span><text:span text:style-name="T5_41">you</text:span><text:span text:style-name="T5_42"><text:s/></text:span><text:span text:style-name="T5_43">to</text:span><text:span text:style-name="T5_44"><text:s/></text:span><text:span text:style-name="T5_45">solve</text:span><text:span text:style-name="T5_46"><text:s/></text:span><text:span text:style-name="T5_47">the</text:span><text:span text:style-name="T5_48"><text:s/></text:span><text:span text:style-name="T5_49">murder</text:span><text:span text:style-name="T5_50"><text:s/></text:span><text:span text:style-name="T5_51">and</text:span><text:span text:style-name="T5_52"><text:s/></text:span><text:span text:style-name="T5_53">its</text:span><text:span text:style-name="T5_54"><text:s/></text:span><text:span text:style-name="T5_55">going</text:span><text:span text:style-name="T5_56"><text:s/></text:span><text:span text:style-name="T5_57">to</text:span><text:span text:style-name="T5_58"><text:s/></text:span><text:span text:style-name="T5_59">be</text:span><text:span text:style-name="T5_60"><text:s/></text:span><text:span text:style-name="T5_61">easiest</text:span><text:span text:style-name="T5_62"><text:s/></text:span><text:span text:style-name="T5_63">while</text:span><text:span text:style-name="T5_64"><text:s/></text:span><text:span text:style-name="T5_65">everybody</text:span><text:span text:style-name="T5_66"><text:s/></text:span><text:span text:style-name="T5_67">is</text:span><text:span text:style-name="T5_68"><text:s/></text:span><text:span text:style-name="T5_69">in</text:span><text:span text:style-name="T5_70"><text:s/></text:span><text:span text:style-name="T5_71">one</text:span><text:span text:style-name="T5_72"><text:s/></text:span><text:span text:style-name="T5_73">place</text:span><text:span text:style-name="T5_74">.<text:s/></text:span><text:span text:style-name="T5_75">Your</text:span><text:span text:style-name="T5_76"><text:s/></text:span><text:span text:style-name="T5_77">detective</text:span><text:span text:style-name="T5_78"><text:s/></text:span><text:span text:style-name="T5_79">skills</text:span><text:span text:style-name="T5_80"><text:s/></text:span><text:span text:style-name="T5_81">have</text:span><text:span text:style-name="T5_82"><text:s/></text:span><text:span text:style-name="T5_83">already</text:span><text:span text:style-name="T5_84"><text:s/></text:span><text:span text:style-name="T5_85">allowed</text:span><text:span text:style-name="T5_86"><text:s/></text:span><text:span text:style-name="T5_87">you</text:span><text:span text:style-name="T5_88"><text:s/></text:span><text:span text:style-name="T5_89">to</text:span><text:span text:style-name="T5_90"><text:s/></text:span><text:span text:style-name="T5_91">ascertain</text:span><text:span text:style-name="T5_92"><text:s/></text:span><text:span text:style-name="T5_93">the</text:span><text:span text:style-name="T5_94"><text:s/></text:span><text:span text:style-name="T5_95">following</text:span><text:span text:style-name="T5_96"><text:s/></text:span><text:span text:style-name="T5_97">from</text:span><text:span text:style-name="T5_98"><text:s/></text:span><text:span text:style-name="T5_99">the</text:span><text:span text:style-name="T5_100"><text:s/></text:span><text:span text:style-name="T5_101">Duke</text:span><text:span text:style-name="T5_102">’</text:span><text:span text:style-name="T5_103">s</text:span><text:span text:style-name="T5_104"><text:s/></text:span><text:span text:style-name="T5_105">corpse</text:span><text:span text:style-name="T5_106">:</text:span></text:p>
      <text:list text:style-name="LS1" xml:id="list0">
        <text:list-item>
          <text:p text:style-name="P6"><text:span text:style-name="T6_1">You</text:span><text:span text:style-name="T6_2"><text:s/></text:span><text:span text:style-name="T6_3">found</text:span><text:span text:style-name="T6_4"><text:s/></text:span><text:span text:style-name="T6_5">a</text:span><text:span text:style-name="T6_6"><text:s/></text:span><text:span text:style-name="T6_7">small</text:span><text:span text:style-name="T6_8"><text:s/></text:span><text:span text:style-name="T6_9">badge</text:span><text:span text:style-name="T6_10"><text:s/></text:span><text:span text:style-name="T6_11">on</text:span><text:span text:style-name="T6_12"><text:s/></text:span><text:span text:style-name="T6_13">the</text:span><text:span text:style-name="T6_14"><text:s/></text:span><text:span text:style-name="T6_15">Duke</text:span><text:span text:style-name="T6_16">’</text:span><text:span text:style-name="T6_17">s</text:span><text:span text:style-name="T6_18"><text:s/></text:span><text:span text:style-name="T6_19">corpse</text:span><text:span text:style-name="T6_20">.<text:s/></text:span><text:span text:style-name="T6_21">It</text:span><text:span text:style-name="T6_22"><text:s/></text:span><text:span text:style-name="T6_23">appears</text:span><text:span text:style-name="T6_24"><text:s/></text:span><text:span text:style-name="T6_25">to</text:span><text:span text:style-name="T6_26"><text:s/></text:span><text:span text:style-name="T6_27">be</text:span><text:span text:style-name="T6_28"><text:s/></text:span><text:span text:style-name="T6_29">the</text:span><text:span text:style-name="T6_30"><text:s/></text:span><text:span text:style-name="T6_31">badge</text:span><text:span text:style-name="T6_32"><text:s/></text:span><text:span text:style-name="T6_33">of</text:span><text:span text:style-name="T6_34"><text:s/></text:span><text:span text:style-name="T6_35">the</text:span><text:span text:style-name="T6_36"><text:s/></text:span><text:span text:style-name="T6_37">Yuletide</text:span><text:span text:style-name="T6_38"><text:s/></text:span><text:span text:style-name="T6_39">organising</text:span><text:span text:style-name="T6_40"><text:s/></text:span><text:span text:style-name="T6_41">committee</text:span><text:span text:style-name="T6_42"><text:s/>(</text:span><text:span text:style-name="T6_43">the</text:span><text:span text:style-name="T6_44"><text:s/></text:span><text:span text:style-name="T6_45">one</text:span><text:span text:style-name="T6_46">’</text:span><text:span text:style-name="T6_47">s</text:span><text:span text:style-name="T6_48"><text:s/></text:span><text:span text:style-name="T6_49">who</text:span><text:span text:style-name="T6_50"><text:s/></text:span><text:span text:style-name="T6_51">organised</text:span><text:span text:style-name="T6_52"><text:s/></text:span><text:span text:style-name="T6_53">this</text:span><text:span text:style-name="T6_54"><text:s/></text:span><text:span text:style-name="T6_55">festival</text:span><text:span text:style-name="T6_56">).<text:s/></text:span><text:span text:style-name="T6_57">You</text:span><text:span text:style-name="T6_58"><text:s/></text:span><text:span text:style-name="T6_59">are</text:span><text:span text:style-name="T6_60"><text:s/></text:span><text:span text:style-name="T6_61">not</text:span><text:span text:style-name="T6_62"><text:s/></text:span><text:span text:style-name="T6_63">sure</text:span><text:span text:style-name="T6_64"><text:s/></text:span><text:span text:style-name="T6_65">who</text:span><text:span text:style-name="T6_66"><text:s/></text:span><text:span text:style-name="T6_67">the</text:span><text:span text:style-name="T6_68"><text:s/></text:span><text:span text:style-name="T6_69">members</text:span><text:span text:style-name="T6_70"><text:s/></text:span><text:span text:style-name="T6_71">of</text:span><text:span text:style-name="T6_72"><text:s/></text:span><text:span text:style-name="T6_73">the</text:span><text:span text:style-name="T6_74"><text:s/></text:span><text:span text:style-name="T6_75">committee</text:span><text:span text:style-name="T6_76"><text:s/></text:span><text:span text:style-name="T6_77">are</text:span><text:span text:style-name="T6_78"><text:s/></text:span><text:span text:style-name="T6_79">but</text:span><text:span text:style-name="T6_80"><text:s/></text:span><text:span text:style-name="T6_81">are</text:span><text:span text:style-name="T6_82"><text:s/></text:span><text:span text:style-name="T6_83">pretty</text:span><text:span text:style-name="T6_84"><text:s/></text:span><text:span text:style-name="T6_85">sure</text:span><text:span text:style-name="T6_86"><text:s/></text:span><text:span text:style-name="T6_87">that</text:span><text:span text:style-name="T6_88"><text:s/></text:span><text:span text:style-name="T6_89">the</text:span><text:span text:style-name="T6_90"><text:s/></text:span><text:span text:style-name="T6_91">Duke</text:span><text:span text:style-name="T6_92"><text:s/></text:span><text:span text:style-name="T6_93">wasn</text:span><text:span text:style-name="T6_94">’</text:span><text:span text:style-name="T6_95">t</text:span><text:span text:style-name="T6_96"><text:s/></text:span><text:span text:style-name="T6_97">one</text:span><text:span text:style-name="T6_98"><text:s/></text:span><text:span text:style-name="T6_99">of</text:span><text:span text:style-name="T6_100"><text:s/></text:span><text:span text:style-name="T6_101">them</text:span><text:span text:style-name="T6_102">.</text:span></text:p>
        </text:list-item>
        <text:list-item>
          <text:p text:style-name="P7"><text:span text:style-name="T7_1">You</text:span><text:span text:style-name="T7_2"><text:s/></text:span><text:span text:style-name="T7_3">noticed</text:span><text:span text:style-name="T7_4"><text:s/></text:span><text:span text:style-name="T7_5">a</text:span><text:span text:style-name="T7_6"><text:s/></text:span><text:span text:style-name="T7_7">thin</text:span><text:span text:style-name="T7_8"><text:s/></text:span><text:span text:style-name="T7_9">spatter</text:span><text:span text:style-name="T7_10"><text:s/></text:span><text:span text:style-name="T7_11">of</text:span><text:span text:style-name="T7_12"><text:s/></text:span><text:span text:style-name="T7_13">blood</text:span><text:span text:style-name="T7_14"><text:s/></text:span><text:span text:style-name="T7_15">on</text:span><text:span text:style-name="T7_16"><text:s/></text:span><text:span text:style-name="T7_17">the</text:span><text:span text:style-name="T7_18"><text:s/></text:span><text:span text:style-name="T7_19">corpse</text:span><text:span text:style-name="T7_20">.<text:s/></text:span><text:span text:style-name="T7_21">It</text:span><text:span text:style-name="T7_22"><text:s/></text:span><text:span text:style-name="T7_23">did</text:span><text:span text:style-name="T7_24"><text:s/></text:span><text:span text:style-name="T7_25">not</text:span><text:span text:style-name="T7_26"><text:s/></text:span><text:span text:style-name="T7_27">appear</text:span><text:span text:style-name="T7_28"><text:s/></text:span><text:span text:style-name="T7_29">to</text:span><text:span text:style-name="T7_30"><text:s/></text:span><text:span text:style-name="T7_31">come</text:span><text:span text:style-name="T7_32"><text:s/></text:span><text:span text:style-name="T7_33">from</text:span><text:span text:style-name="T7_34"><text:s/></text:span><text:span text:style-name="T7_35">the</text:span><text:span text:style-name="T7_36"><text:s/></text:span><text:span text:style-name="T7_37">Duke</text:span><text:span text:style-name="T7_38"><text:s/></text:span><text:span text:style-name="T7_39">as</text:span><text:span text:style-name="T7_40"><text:s/></text:span><text:span text:style-name="T7_41">he</text:span><text:span text:style-name="T7_42"><text:s/></text:span><text:span text:style-name="T7_43">was</text:span><text:span text:style-name="T7_44"><text:s/></text:span><text:span text:style-name="T7_45">clearly</text:span><text:span text:style-name="T7_46"><text:s/></text:span><text:span text:style-name="T7_47">poisoned</text:span><text:span text:style-name="T7_48"><text:s/></text:span><text:span text:style-name="T7_49">in</text:span><text:span text:style-name="T7_50"><text:s/></text:span><text:span text:style-name="T7_51">some</text:span><text:span text:style-name="T7_52"><text:s/></text:span><text:span text:style-name="T7_53">manner</text:span><text:span text:style-name="T7_54">.<text:s/></text:span><text:span text:style-name="T7_55">Perhaps</text:span><text:span text:style-name="T7_56">,<text:s/></text:span><text:span text:style-name="T7_57">the</text:span><text:span text:style-name="T7_58"><text:s/></text:span><text:span text:style-name="T7_59">killer</text:span><text:span text:style-name="T7_60"><text:s/></text:span><text:span text:style-name="T7_61">left</text:span><text:span text:style-name="T7_62"><text:s/></text:span><text:span text:style-name="T7_63">it</text:span><text:span text:style-name="T7_64">.</text:span></text:p>
        </text:list-item>
      </text:list>
      <text:p text:style-name="P8"><text:span text:style-name="T8_1">You</text:span><text:span text:style-name="T8_2"><text:s/></text:span><text:span text:style-name="T8_3">will</text:span><text:span text:style-name="T8_4"><text:s/></text:span><text:span text:style-name="T8_5">need</text:span><text:span text:style-name="T8_6"><text:s/></text:span><text:span text:style-name="T8_7">to</text:span><text:span text:style-name="T8_8"><text:s/></text:span><text:span text:style-name="T8_9">use</text:span><text:span text:style-name="T8_10"><text:s/></text:span><text:span text:style-name="T8_11">your</text:span><text:span text:style-name="T8_12"><text:s/></text:span><text:span text:style-name="T8_13">judgement</text:span><text:span text:style-name="T8_14"><text:s/></text:span><text:span text:style-name="T8_15">about</text:span><text:span text:style-name="T8_16"><text:s/></text:span><text:span text:style-name="T8_17">who</text:span><text:span text:style-name="T8_18"><text:s/></text:span><text:span text:style-name="T8_19">to</text:span><text:span text:style-name="T8_20"><text:s/></text:span><text:span text:style-name="T8_21">reveal</text:span><text:span text:style-name="T8_22"><text:s/></text:span><text:span text:style-name="T8_23">this</text:span><text:span text:style-name="T8_24"><text:s/></text:span><text:span text:style-name="T8_25">information</text:span><text:span text:style-name="T8_26"><text:s/></text:span><text:span text:style-name="T8_27">to</text:span><text:span text:style-name="T8_28">,<text:s/></text:span><text:span text:style-name="T8_29">but</text:span><text:span text:style-name="T8_30"><text:s/></text:span><text:span text:style-name="T8_31">will</text:span><text:span text:style-name="T8_32"><text:s/></text:span><text:span text:style-name="T8_33">certainly</text:span><text:span text:style-name="T8_34"><text:s/></text:span><text:span text:style-name="T8_35">need</text:span><text:span text:style-name="T8_36"><text:s/></text:span><text:span text:style-name="T8_37">help</text:span><text:span text:style-name="T8_38"><text:s/></text:span><text:span text:style-name="T8_39">to</text:span><text:span text:style-name="T8_40"><text:s/></text:span><text:span text:style-name="T8_41">get</text:span><text:span text:style-name="T8_42"><text:s/></text:span><text:span text:style-name="T8_43">to</text:span><text:span text:style-name="T8_44"><text:s/></text:span><text:span text:style-name="T8_45">the</text:span><text:span text:style-name="T8_46"><text:s/></text:span><text:span text:style-name="T8_47">bottom</text:span><text:span text:style-name="T8_48"><text:s/></text:span><text:span text:style-name="T8_49">of</text:span><text:span text:style-name="T8_50"><text:s/></text:span><text:span text:style-name="T8_51">this</text:span><text:span text:style-name="T8_52">.</text:span></text:p>
      <text:p text:style-name="P9"/>
      <text:p text:style-name="P10"><text:span text:style-name="T10_1">You</text:span><text:span text:style-name="T10_2"><text:s/></text:span><text:span text:style-name="T10_3">have</text:span><text:span text:style-name="T10_4"><text:s/></text:span><text:span text:style-name="T10_5">had</text:span><text:span text:style-name="T10_6"><text:s/></text:span><text:span text:style-name="T10_7">issues</text:span><text:span text:style-name="T10_8"><text:s/></text:span><text:span text:style-name="T10_9">in</text:span><text:span text:style-name="T10_10"><text:s/></text:span><text:span text:style-name="T10_11">the</text:span><text:span text:style-name="T10_12"><text:s/></text:span><text:span text:style-name="T10_13">past</text:span><text:span text:style-name="T10_14"><text:s/></text:span><text:span text:style-name="T10_15">arresting</text:span><text:span text:style-name="T10_16"><text:s/></text:span><text:span text:style-name="T10_17">criminals</text:span><text:span text:style-name="T10_18"><text:s/></text:span><text:span text:style-name="T10_19">though</text:span><text:span text:style-name="T10_20"><text:s/></text:span><text:span text:style-name="T10_21">because</text:span><text:span text:style-name="T10_22"><text:s/></text:span><text:span text:style-name="T10_23">of</text:span><text:span text:style-name="T10_24"><text:s/></text:span><text:span text:style-name="T10_25">the</text:span><text:span text:style-name="T10_26"><text:s/></text:span><text:span text:style-name="T10_27">fact</text:span><text:span text:style-name="T10_28"><text:s/></text:span><text:span text:style-name="T10_29">that</text:span><text:span text:style-name="T10_30"><text:s/></text:span><text:span text:style-name="T10_31">you</text:span><text:span text:style-name="T10_32"><text:s/></text:span><text:span text:style-name="T10_33">are</text:span><text:span text:style-name="T10_34"><text:s/></text:span><text:span text:style-name="T10_35">not</text:span><text:span text:style-name="T10_36"><text:s/></text:span><text:span text:style-name="T10_37">technically</text:span><text:span text:style-name="T10_38"><text:s/></text:span><text:span text:style-name="T10_39">the</text:span><text:span text:style-name="T10_40"><text:s/></text:span><text:span text:style-name="T10_41">sheriff</text:span><text:span text:style-name="T10_42">.<text:s/></text:span><text:span text:style-name="T10_43">When</text:span><text:span text:style-name="T10_44"><text:s/></text:span><text:span text:style-name="T10_45">you</text:span><text:span text:style-name="T10_46"><text:s/></text:span><text:span text:style-name="T10_47">were</text:span><text:span text:style-name="T10_48"><text:s/></text:span><text:span text:style-name="T10_49">very</text:span><text:span text:style-name="T10_50"><text:s/></text:span><text:span text:style-name="T10_51">young</text:span><text:span text:style-name="T10_52">,<text:s/></text:span><text:span text:style-name="T10_53">your</text:span><text:span text:style-name="T10_54"><text:s/></text:span><text:span text:style-name="T10_55">parents</text:span><text:span text:style-name="T10_56"><text:s/></text:span><text:span text:style-name="T10_57">were</text:span><text:span text:style-name="T10_58"><text:s/></text:span><text:span text:style-name="T10_59">very</text:span><text:span text:style-name="T10_60"><text:s/></text:span><text:span text:style-name="T10_61">wealthy</text:span><text:span text:style-name="T10_62"><text:s/></text:span><text:span text:style-name="T10_63">and</text:span><text:span text:style-name="T10_64"><text:s/></text:span><text:span text:style-name="T10_65">you</text:span><text:span text:style-name="T10_66"><text:s/></text:span><text:span text:style-name="T10_67">were</text:span><text:span text:style-name="T10_68"><text:s/></text:span><text:span text:style-name="T10_69">with</text:span><text:span text:style-name="T10_70"><text:s/></text:span><text:span text:style-name="T10_71">them</text:span><text:span text:style-name="T10_72"><text:s/></text:span><text:span text:style-name="T10_73">when</text:span><text:span text:style-name="T10_74"><text:s/></text:span><text:span text:style-name="T10_75">they</text:span><text:span text:style-name="T10_76"><text:s/></text:span><text:span text:style-name="T10_77">were</text:span><text:span text:style-name="T10_78"><text:s/></text:span><text:span text:style-name="T10_79">murdered</text:span><text:span text:style-name="T10_80"><text:s/></text:span><text:span text:style-name="T10_81">by</text:span><text:span text:style-name="T10_82"><text:s/></text:span><text:span text:style-name="T10_83">a</text:span><text:span text:style-name="T10_84"><text:s/></text:span><text:span text:style-name="T10_85">small</text:span><text:span text:style-name="T10_86"><text:s/></text:span><text:span text:style-name="T10_87">masked</text:span><text:span text:style-name="T10_88"><text:s/></text:span><text:span text:style-name="T10_89">person</text:span><text:span text:style-name="T10_90"><text:s/></text:span><text:span text:style-name="T10_91">with</text:span><text:span text:style-name="T10_92"><text:s/></text:span><text:span text:style-name="T10_93">a</text:span><text:span text:style-name="T10_94"><text:s/></text:span><text:span text:style-name="T10_95">baton</text:span><text:span text:style-name="T10_96"><text:s/></text:span><text:span text:style-name="T10_97">outside</text:span><text:span text:style-name="T10_98"><text:s/></text:span><text:span text:style-name="T10_99">a</text:span><text:span text:style-name="T10_100"><text:s/></text:span><text:span text:style-name="T10_101">theatre</text:span><text:span text:style-name="T10_102"><text:s/></text:span><text:span text:style-name="T10_103">in</text:span><text:span text:style-name="T10_104"><text:s/></text:span><text:span text:style-name="T10_105">London</text:span><text:span text:style-name="T10_106">.<text:s/></text:span><text:span text:style-name="T10_107">The</text:span><text:span text:style-name="T10_108"><text:s/></text:span><text:span text:style-name="T10_109">murderer</text:span><text:span text:style-name="T10_110"><text:s/></text:span><text:span text:style-name="T10_111">left</text:span><text:span text:style-name="T10_112"><text:s/></text:span><text:span text:style-name="T10_113">a</text:span><text:span text:style-name="T10_114"><text:s/></text:span><text:span text:style-name="T10_115">blue</text:span><text:span text:style-name="T10_116"><text:s/></text:span><text:span text:style-name="T10_117">dice</text:span><text:span text:style-name="T10_118"><text:s/></text:span><text:span text:style-name="T10_119">on</text:span><text:span text:style-name="T10_120"><text:s/></text:span><text:span text:style-name="T10_121">the</text:span><text:span text:style-name="T10_122"><text:s/></text:span><text:span text:style-name="T10_123">bodies</text:span><text:span text:style-name="T10_124"><text:s/></text:span><text:span text:style-name="T10_125">which</text:span><text:span text:style-name="T10_126"><text:s/></text:span><text:span text:style-name="T10_127">was</text:span><text:span text:style-name="T10_128"><text:s/></text:span><text:span text:style-name="T10_129">your</text:span><text:span text:style-name="T10_130"><text:s/></text:span><text:span text:style-name="T10_131">only</text:span><text:span text:style-name="T10_132"><text:s/></text:span><text:span text:style-name="T10_133">clue</text:span><text:span text:style-name="T10_134">.<text:s/></text:span><text:span text:style-name="T10_135">Just</text:span><text:span text:style-name="T10_136"><text:s/></text:span><text:span text:style-name="T10_137">yesterday</text:span><text:span text:style-name="T10_138"><text:s/></text:span><text:span text:style-name="T10_139">a</text:span><text:span text:style-name="T10_140"><text:s/></text:span><text:span text:style-name="T10_141">new</text:span><text:span text:style-name="T10_142"><text:s/></text:span><text:span text:style-name="T10_143">clue</text:span><text:span text:style-name="T10_144"><text:s/></text:span><text:span text:style-name="T10_145">finally</text:span><text:span text:style-name="T10_146"><text:s/></text:span><text:span text:style-name="T10_147">appeared</text:span><text:span text:style-name="T10_148"><text:s/></text:span><text:span text:style-name="T10_149">in</text:span><text:span text:style-name="T10_150"><text:s/></text:span><text:span text:style-name="T10_151">the</text:span><text:span text:style-name="T10_152"><text:s/></text:span><text:span text:style-name="T10_153">case</text:span><text:span text:style-name="T10_154">.<text:s/></text:span><text:span text:style-name="T10_155">A</text:span><text:span text:style-name="T10_156"><text:s/></text:span><text:span text:style-name="T10_157">blue</text:span><text:span text:style-name="T10_158"><text:s/></text:span><text:span text:style-name="T10_159">dice</text:span><text:span text:style-name="T10_160"><text:s/></text:span><text:span text:style-name="T10_161">again</text:span><text:span text:style-name="T10_162">.<text:s/></text:span><text:span text:style-name="T10_163">This</text:span><text:span text:style-name="T10_164"><text:s/></text:span><text:span text:style-name="T10_165">time</text:span><text:span text:style-name="T10_166"><text:s/></text:span><text:span text:style-name="T10_167">it</text:span><text:span text:style-name="T10_168"><text:s/></text:span><text:span text:style-name="T10_169">stunk</text:span><text:span text:style-name="T10_170"><text:s/></text:span><text:span text:style-name="T10_171">of</text:span><text:span text:style-name="T10_172"><text:s/></text:span><text:span text:style-name="T10_173">fish</text:span><text:span text:style-name="T10_174">.<text:s/></text:span><text:span text:style-name="T10_175">You</text:span><text:span text:style-name="T10_176">’</text:span><text:span text:style-name="T10_177">ll</text:span><text:span text:style-name="T10_178"><text:s/></text:span><text:span text:style-name="T10_179">have</text:span><text:span text:style-name="T10_180"><text:s/></text:span><text:span text:style-name="T10_181">to</text:span><text:span text:style-name="T10_182"><text:s/></text:span><text:span text:style-name="T10_183">do</text:span><text:span text:style-name="T10_184"><text:s/></text:span><text:span text:style-name="T10_185">some</text:span><text:span text:style-name="T10_186"><text:s/></text:span><text:span text:style-name="T10_187">investigation</text:span><text:span text:style-name="T10_188">.</text:span></text:p>
      <text:p text:style-name="P11"/>
      <text:p text:style-name="P12"><text:span text:style-name="T12_1">You</text:span><text:span text:style-name="T12_2"><text:s/></text:span><text:span text:style-name="T12_3">witnessed</text:span><text:span text:style-name="T12_4"><text:s/></text:span><text:span text:style-name="T12_5">the</text:span><text:span text:style-name="T12_6"><text:s/></text:span><text:span text:style-name="T12_7">killer</text:span><text:span text:style-name="T12_8"><text:s/></text:span><text:span text:style-name="T12_9">escape</text:span><text:span text:style-name="T12_10"><text:s/></text:span><text:span text:style-name="T12_11">into</text:span><text:span text:style-name="T12_12"><text:s/></text:span><text:span text:style-name="T12_13">the</text:span><text:span text:style-name="T12_14"><text:s/></text:span><text:span text:style-name="T12_15">night</text:span><text:span text:style-name="T12_16"><text:s/></text:span><text:span text:style-name="T12_17">and</text:span><text:span text:style-name="T12_18"><text:s/></text:span><text:span text:style-name="T12_19">vowed</text:span><text:span text:style-name="T12_20"><text:s/></text:span><text:span text:style-name="T12_21">revenge</text:span><text:span text:style-name="T12_22">.<text:s/></text:span><text:span text:style-name="T12_23">After</text:span><text:span text:style-name="T12_24"><text:s/></text:span><text:span text:style-name="T12_25">spending</text:span><text:span text:style-name="T12_26"><text:s/></text:span><text:span text:style-name="T12_27">a</text:span><text:span text:style-name="T12_28"><text:s/></text:span><text:span text:style-name="T12_29">sizeable</text:span><text:span text:style-name="T12_30"><text:s/></text:span><text:span text:style-name="T12_31">amount</text:span><text:span text:style-name="T12_32"><text:s/></text:span><text:span text:style-name="T12_33">of</text:span><text:span text:style-name="T12_34"><text:s/></text:span><text:span text:style-name="T12_35">your</text:span><text:span text:style-name="T12_36"><text:s/></text:span><text:span text:style-name="T12_37">fortune</text:span><text:span text:style-name="T12_38"><text:s/></text:span><text:span text:style-name="T12_39">on</text:span><text:span text:style-name="T12_40"><text:s/></text:span><text:span text:style-name="T12_41">advanced</text:span><text:span text:style-name="T12_42"><text:s/></text:span><text:span text:style-name="T12_43">martial</text:span><text:span text:style-name="T12_44"><text:s/></text:span><text:span text:style-name="T12_45">arts</text:span><text:span text:style-name="T12_46"><text:s/></text:span><text:span text:style-name="T12_47">training</text:span><text:span text:style-name="T12_48"><text:s/></text:span><text:span text:style-name="T12_49">in</text:span><text:span text:style-name="T12_50"><text:s/></text:span><text:span text:style-name="T12_51">the</text:span><text:span text:style-name="T12_52"><text:s/></text:span><text:span text:style-name="T12_53">orient</text:span><text:span text:style-name="T12_54"><text:s/></text:span><text:span text:style-name="T12_55">you</text:span><text:span text:style-name="T12_56"><text:s/></text:span><text:span text:style-name="T12_57">returned</text:span><text:span text:style-name="T12_58"><text:s/></text:span><text:span text:style-name="T12_59">to</text:span><text:span text:style-name="T12_60"><text:s/></text:span><text:span text:style-name="T12_61">England</text:span><text:span text:style-name="T12_62"><text:s/></text:span><text:span text:style-name="T12_63">to</text:span><text:span text:style-name="T12_64"><text:s/></text:span><text:span text:style-name="T12_65">enact</text:span><text:span text:style-name="T12_66"><text:s/></text:span><text:span text:style-name="T12_67">justice</text:span><text:span text:style-name="T12_68">.<text:s/></text:span><text:span text:style-name="T12_69">You</text:span><text:span text:style-name="T12_70"><text:s/></text:span><text:span text:style-name="T12_71">conquered</text:span><text:span text:style-name="T12_72"><text:s/></text:span><text:span text:style-name="T12_73">your</text:span><text:span text:style-name="T12_74"><text:s/></text:span><text:span text:style-name="T12_75">fear</text:span><text:span text:style-name="T12_76"><text:s/></text:span><text:span text:style-name="T12_77">of</text:span><text:span text:style-name="T12_78"><text:s/></text:span><text:span text:style-name="T12_79">batons</text:span><text:span text:style-name="T12_80"><text:s/></text:span><text:span text:style-name="T12_81">and</text:span><text:span text:style-name="T12_82"><text:s/></text:span><text:span text:style-name="T12_83">embraced</text:span><text:span text:style-name="T12_84"><text:s/></text:span><text:span text:style-name="T12_85">them</text:span><text:span text:style-name="T12_86"><text:s/></text:span><text:span text:style-name="T12_87">as</text:span><text:span text:style-name="T12_88"><text:s/></text:span><text:span text:style-name="T12_89">your</text:span><text:span text:style-name="T12_90"><text:s/></text:span><text:span text:style-name="T12_91">weapon</text:span><text:span text:style-name="T12_92"><text:s/></text:span><text:span text:style-name="T12_93">of</text:span><text:span text:style-name="T12_94"><text:s/></text:span><text:span text:style-name="T12_95">choice</text:span><text:span text:style-name="T12_96">.<text:s/></text:span><text:span text:style-name="T12_97">You</text:span><text:span text:style-name="T12_98"><text:s/></text:span><text:span text:style-name="T12_99">found</text:span><text:span text:style-name="T12_100"><text:s/></text:span><text:span text:style-name="T12_101">a</text:span><text:span text:style-name="T12_102"><text:s/></text:span><text:span text:style-name="T12_103">town</text:span><text:span text:style-name="T12_104"><text:s/></text:span><text:span text:style-name="T12_105">with</text:span><text:span text:style-name="T12_106"><text:s/></text:span><text:span text:style-name="T12_107">no</text:span><text:span text:style-name="T12_108"><text:s/></text:span><text:span text:style-name="T12_109">sheriff</text:span><text:span text:style-name="T12_110">’</text:span><text:span text:style-name="T12_111">s</text:span><text:span text:style-name="T12_112"><text:s/></text:span><text:span text:style-name="T12_113">station</text:span><text:span text:style-name="T12_114"><text:s/></text:span><text:span text:style-name="T12_115">and</text:span><text:span text:style-name="T12_116"><text:s/></text:span><text:span text:style-name="T12_117">built</text:span><text:span text:style-name="T12_118"><text:s/></text:span><text:span text:style-name="T12_119">one</text:span><text:span text:style-name="T12_120">,<text:s/></text:span><text:span text:style-name="T12_121">proclaiming</text:span><text:span text:style-name="T12_122"><text:s/></text:span><text:span text:style-name="T12_123">yourself</text:span><text:span text:style-name="T12_124"><text:s/></text:span><text:span text:style-name="T12_125">to</text:span><text:span text:style-name="T12_126"><text:s/></text:span><text:span text:style-name="T12_127">be</text:span><text:span text:style-name="T12_128"><text:s/></text:span><text:span text:style-name="T12_129">the</text:span><text:span text:style-name="T12_130"><text:s/></text:span><text:span text:style-name="T12_131">town</text:span><text:span text:style-name="T12_132">’</text:span><text:span text:style-name="T12_133">s</text:span><text:span text:style-name="T12_134"><text:s/></text:span><text:span text:style-name="T12_135">sheriff</text:span><text:span text:style-name="T12_136">.</text:span></text:p>
      <text:p text:style-name="P13"/>
      <text:p text:style-name="P14"><text:span text:style-name="T14_1">There</text:span><text:span text:style-name="T14_2"><text:s/></text:span><text:span text:style-name="T14_3">isn</text:span><text:span text:style-name="T14_4">’</text:span><text:span text:style-name="T14_5">t</text:span><text:span text:style-name="T14_6"><text:s/></text:span><text:span text:style-name="T14_7">really</text:span><text:span text:style-name="T14_8"><text:s/></text:span><text:span text:style-name="T14_9">an</text:span><text:span text:style-name="T14_10"><text:s/></text:span><text:span text:style-name="T14_11">official</text:span><text:span text:style-name="T14_12"><text:s/></text:span><text:span text:style-name="T14_13">presence</text:span><text:span text:style-name="T14_14"><text:s/></text:span><text:span text:style-name="T14_15">in</text:span><text:span text:style-name="T14_16"><text:s/></text:span><text:span text:style-name="T14_17">Luton</text:span><text:span text:style-name="T14_18"><text:s/></text:span><text:span text:style-name="T14_19">so</text:span><text:span text:style-name="T14_20"><text:s/></text:span><text:span text:style-name="T14_21">you</text:span><text:span text:style-name="T14_22">’</text:span><text:span text:style-name="T14_23">ve</text:span><text:span text:style-name="T14_24"><text:s/></text:span><text:span text:style-name="T14_25">never</text:span><text:span text:style-name="T14_26"><text:s/></text:span><text:span text:style-name="T14_27">had</text:span><text:span text:style-name="T14_28"><text:s/></text:span><text:span text:style-name="T14_29">any</text:span><text:span text:style-name="T14_30"><text:s/></text:span><text:span text:style-name="T14_31">trouble</text:span><text:span text:style-name="T14_32"><text:s/></text:span><text:span text:style-name="T14_33">with</text:span><text:span text:style-name="T14_34"><text:s/></text:span><text:span text:style-name="T14_35">it</text:span><text:span text:style-name="T14_36">.<text:s/></text:span><text:span text:style-name="T14_37">All</text:span><text:span text:style-name="T14_38"><text:s/></text:span><text:span text:style-name="T14_39">you</text:span><text:span text:style-name="T14_40"><text:s/></text:span><text:span text:style-name="T14_41">care</text:span><text:span text:style-name="T14_42"><text:s/></text:span><text:span text:style-name="T14_43">about</text:span><text:span text:style-name="T14_44"><text:s/></text:span><text:span text:style-name="T14_45">is</text:span><text:span text:style-name="T14_46"><text:s/></text:span><text:span text:style-name="T14_47">punishing</text:span><text:span text:style-name="T14_48"><text:s/></text:span><text:span text:style-name="T14_49">criminals</text:span><text:span text:style-name="T14_50"><text:s/></text:span><text:span text:style-name="T14_51">for</text:span><text:span text:style-name="T14_52"><text:s/></text:span><text:span text:style-name="T14_53">their</text:span><text:span text:style-name="T14_54"><text:s/></text:span><text:span text:style-name="T14_55">wrongdoings</text:span><text:span text:style-name="T14_56">.<text:s/></text:span><text:span text:style-name="T14_57">It</text:span><text:span text:style-name="T14_58">’</text:span><text:span text:style-name="T14_59">s</text:span><text:span text:style-name="T14_60"><text:s/></text:span><text:span text:style-name="T14_61">also</text:span><text:span text:style-name="T14_62"><text:s/></text:span><text:span text:style-name="T14_63">had</text:span><text:span text:style-name="T14_64"><text:s/></text:span><text:span text:style-name="T14_65">the</text:span><text:span text:style-name="T14_66"><text:s/></text:span><text:span text:style-name="T14_67">added</text:span><text:span text:style-name="T14_68"><text:s/></text:span><text:span text:style-name="T14_69">benefit</text:span><text:span text:style-name="T14_70"><text:s/></text:span><text:span text:style-name="T14_71">of</text:span><text:span text:style-name="T14_72"><text:s/></text:span><text:span text:style-name="T14_73">letting</text:span><text:span text:style-name="T14_74"><text:s/></text:span><text:span text:style-name="T14_75">you</text:span><text:span text:style-name="T14_76"><text:s/></text:span><text:span text:style-name="T14_77">charter</text:span><text:span text:style-name="T14_78"><text:s/></text:span><text:span text:style-name="T14_79">the</text:span><text:span text:style-name="T14_80"><text:s/></text:span><text:span text:style-name="T14_81">towns</text:span><text:span text:style-name="T14_82"><text:s/></text:span><text:span text:style-name="T14_83">laws</text:span><text:span text:style-name="T14_84"><text:s/></text:span><text:span text:style-name="T14_85">in</text:span><text:span text:style-name="T14_86"><text:s/></text:span><text:span text:style-name="T14_87">your</text:span><text:span text:style-name="T14_88"><text:s/></text:span><text:span text:style-name="T14_89">favour</text:span><text:span text:style-name="T14_90">.<text:s/></text:span><text:span text:style-name="T14_91">You</text:span><text:span text:style-name="T14_92"><text:s/></text:span><text:span text:style-name="T14_93">feel</text:span><text:span text:style-name="T14_94"><text:s/></text:span><text:span text:style-name="T14_95">as</text:span><text:span text:style-name="T14_96"><text:s/></text:span><text:span text:style-name="T14_97">though</text:span><text:span text:style-name="T14_98"><text:s/></text:span><text:span text:style-name="T14_99">you</text:span><text:span text:style-name="T14_100"><text:s/></text:span><text:span text:style-name="T14_101">have</text:span><text:span text:style-name="T14_102"><text:s/></text:span><text:span text:style-name="T14_103">transcended</text:span><text:span text:style-name="T14_104"><text:s/></text:span><text:span text:style-name="T14_105">the</text:span><text:span text:style-name="T14_106"><text:s/></text:span><text:span text:style-name="T14_107">role</text:span><text:span text:style-name="T14_108"><text:s/></text:span><text:span text:style-name="T14_109">of</text:span><text:span text:style-name="T14_110"><text:s/></text:span><text:span text:style-name="T14_111">a</text:span><text:span text:style-name="T14_112"><text:s/></text:span><text:span text:style-name="T14_113">typical</text:span><text:span text:style-name="T14_114"><text:s/></text:span><text:span text:style-name="T14_115">sherrif</text:span><text:span text:style-name="T14_116"><text:s/></text:span><text:span text:style-name="T14_117">in</text:span><text:span text:style-name="T14_118"><text:s/></text:span><text:span text:style-name="T14_119">Luton</text:span><text:span text:style-name="T14_120"><text:s/></text:span><text:span text:style-name="T14_121">too</text:span><text:span text:style-name="T14_122"><text:s/></text:span><text:span text:style-name="T14_123">and</text:span><text:span text:style-name="T14_124"><text:s/></text:span><text:span text:style-name="T14_125">you</text:span><text:span text:style-name="T14_126"><text:s/></text:span><text:span text:style-name="T14_127">want</text:span><text:span text:style-name="T14_128"><text:s/></text:span><text:span text:style-name="T14_129">a</text:span><text:span text:style-name="T14_130"><text:s/></text:span><text:span text:style-name="T14_131">new</text:span><text:span text:style-name="T14_132"><text:s/></text:span><text:span text:style-name="T14_133">costume</text:span><text:span text:style-name="T14_134"><text:s/></text:span><text:span text:style-name="T14_135">to</text:span><text:span text:style-name="T14_136"><text:s/></text:span><text:span text:style-name="T14_137">distinguish</text:span><text:span text:style-name="T14_138"><text:s/></text:span><text:span text:style-name="T14_139">yourself</text:span><text:span text:style-name="T14_140">.<text:s/></text:span></text:p>
      <text:p text:style-name="P15"/>
      <text:p text:style-name="P16"><text:span text:style-name="T16_1">You</text:span><text:span text:style-name="T16_2"><text:s/></text:span><text:span text:style-name="T16_3">realise</text:span><text:span text:style-name="T16_4"><text:s/></text:span><text:span text:style-name="T16_5">that</text:span><text:span text:style-name="T16_6"><text:s/></text:span><text:span text:style-name="T16_7">people</text:span><text:span text:style-name="T16_8"><text:s/></text:span><text:span text:style-name="T16_9">will</text:span><text:span text:style-name="T16_10"><text:s/></text:span><text:span text:style-name="T16_11">be</text:span><text:span text:style-name="T16_12"><text:s/></text:span><text:span text:style-name="T16_13">lobbying</text:span><text:span text:style-name="T16_14"><text:s/></text:span><text:span text:style-name="T16_15">you</text:span><text:span text:style-name="T16_16">,<text:s/></text:span><text:span text:style-name="T16_17">as</text:span><text:span text:style-name="T16_18"><text:s/></text:span><text:span text:style-name="T16_19">they</text:span><text:span text:style-name="T16_20"><text:s/></text:span><text:span text:style-name="T16_21">always</text:span><text:span text:style-name="T16_22"><text:s/></text:span><text:span text:style-name="T16_23">do</text:span><text:span text:style-name="T16_24"><text:s/></text:span><text:span text:style-name="T16_25">at</text:span><text:span text:style-name="T16_26"><text:s/></text:span><text:span text:style-name="T16_27">this</text:span><text:span text:style-name="T16_28"><text:s/></text:span><text:span text:style-name="T16_29">time</text:span><text:span text:style-name="T16_30"><text:s/></text:span><text:span text:style-name="T16_31">of</text:span><text:span text:style-name="T16_32"><text:s/></text:span><text:span text:style-name="T16_33">year</text:span><text:span text:style-name="T16_34">,<text:s/></text:span><text:span text:style-name="T16_35">to</text:span><text:span text:style-name="T16_36"><text:s/></text:span><text:span text:style-name="T16_37">change</text:span><text:span text:style-name="T16_38"><text:s/></text:span><text:span text:style-name="T16_39">certain</text:span><text:span text:style-name="T16_40"><text:s/></text:span><text:span text:style-name="T16_41">laws</text:span><text:span text:style-name="T16_42"><text:s/></text:span><text:span text:style-name="T16_43">in</text:span><text:span text:style-name="T16_44"><text:s/></text:span><text:span text:style-name="T16_45">the</text:span><text:span text:style-name="T16_46"><text:s/></text:span><text:span text:style-name="T16_47">Town</text:span><text:span text:style-name="T16_48"><text:s/></text:span><text:span text:style-name="T16_49">Charter</text:span><text:span text:style-name="T16_50">.<text:s/></text:span><text:span text:style-name="T16_51">In</text:span><text:span text:style-name="T16_52"><text:s/></text:span><text:span text:style-name="T16_53">particular</text:span><text:span text:style-name="T16_54">,<text:s/></text:span><text:span text:style-name="T16_55">witch</text:span><text:span text:style-name="T16_56"><text:s/></text:span><text:span text:style-name="T16_57">burning</text:span><text:span text:style-name="T16_58"><text:s/></text:span><text:span text:style-name="T16_59">is</text:span><text:span text:style-name="T16_60"><text:s/></text:span><text:span text:style-name="T16_61">a</text:span><text:span text:style-name="T16_62"><text:s/></text:span><text:span text:style-name="T16_63">hot</text:span><text:span text:style-name="T16_64"><text:s/></text:span><text:span text:style-name="T16_65">button</text:span><text:span text:style-name="T16_66"><text:s/></text:span><text:span text:style-name="T16_67">issue</text:span><text:span text:style-name="T16_68">.<text:s/></text:span><text:span text:style-name="T16_69">There</text:span><text:span text:style-name="T16_70"><text:s/></text:span><text:span text:style-name="T16_71">are</text:span><text:span text:style-name="T16_72"><text:s/></text:span><text:span text:style-name="T16_73">some</text:span><text:span text:style-name="T16_74"><text:s/></text:span><text:span text:style-name="T16_75">murmurs</text:span><text:span text:style-name="T16_76"><text:s/></text:span><text:span text:style-name="T16_77">that</text:span><text:span text:style-name="T16_78"><text:s/></text:span><text:span text:style-name="T16_79">the</text:span><text:span text:style-name="T16_80"><text:s/></text:span><text:span text:style-name="T16_81">current</text:span><text:span text:style-name="T16_82"><text:s/></text:span><text:span text:style-name="T16_83">burning</text:span><text:span text:style-name="T16_84"><text:s/></text:span><text:span text:style-name="T16_85">punishment</text:span><text:span text:style-name="T16_86"><text:s/></text:span><text:span text:style-name="T16_87">should</text:span><text:span text:style-name="T16_88"><text:s/></text:span><text:span text:style-name="T16_89">be</text:span><text:span text:style-name="T16_90"><text:s/></text:span><text:span text:style-name="T16_91">reduced</text:span><text:span text:style-name="T16_92"><text:s/></text:span><text:span text:style-name="T16_93">to</text:span><text:span text:style-name="T16_94"><text:s/></text:span><text:span text:style-name="T16_95">life</text:span><text:span text:style-name="T16_96"><text:s/></text:span><text:span text:style-name="T16_97">imprisonment</text:span><text:span text:style-name="T16_98">.<text:s/></text:span><text:span text:style-name="T16_99">You</text:span><text:span text:style-name="T16_100"><text:s/></text:span><text:span text:style-name="T16_101">are</text:span><text:span text:style-name="T16_102"><text:s/></text:span><text:span text:style-name="T16_103">willing</text:span><text:span text:style-name="T16_104"><text:s/></text:span><text:span text:style-name="T16_105">to</text:span><text:span text:style-name="T16_106"><text:s/></text:span><text:span text:style-name="T16_107">consider</text:span><text:span text:style-name="T16_108"><text:s/></text:span><text:span text:style-name="T16_109">all</text:span><text:span text:style-name="T16_110"><text:s/></text:span><text:span text:style-name="T16_111">arguments</text:span><text:span text:style-name="T16_112"><text:s/></text:span><text:span text:style-name="T16_113">and</text:span><text:span text:style-name="T16_114"><text:s/></text:span><text:span text:style-name="T16_115">if</text:span><text:span text:style-name="T16_116"><text:s/></text:span><text:span text:style-name="T16_117">people</text:span><text:span text:style-name="T16_118"><text:s/></text:span><text:span text:style-name="T16_119">can</text:span><text:span text:style-name="T16_120"><text:s/></text:span><text:span text:style-name="T16_121">make</text:span><text:span text:style-name="T16_122"><text:s/></text:span><text:span text:style-name="T16_123">a</text:span><text:span text:style-name="T16_124"><text:s/></text:span><text:span text:style-name="T16_125">good</text:span><text:span text:style-name="T16_126"><text:s/></text:span><text:span text:style-name="T16_127">case</text:span><text:span text:style-name="T16_128"><text:s/></text:span><text:span text:style-name="T16_129">or</text:span><text:span text:style-name="T16_130"><text:s/></text:span><text:span text:style-name="T16_131">find</text:span><text:span text:style-name="T16_132"><text:s/></text:span><text:span text:style-name="T16_133">some</text:span><text:span text:style-name="T16_134"><text:s/></text:span><text:span text:style-name="T16_135">other</text:span><text:span text:style-name="T16_136"><text:s/></text:span><text:span text:style-name="T16_137">way</text:span><text:span text:style-name="T16_138"><text:s/></text:span><text:span text:style-name="T16_139">to</text:span><text:span text:style-name="T16_140"><text:s/></text:span><text:span text:style-name="T16_141">convince</text:span><text:span text:style-name="T16_142"><text:s/></text:span><text:span text:style-name="T16_143">you</text:span><text:span text:style-name="T16_144">,<text:s/></text:span><text:span text:style-name="T16_145">then</text:span><text:span text:style-name="T16_146"><text:s/></text:span><text:span text:style-name="T16_147">you</text:span><text:span text:style-name="T16_148"><text:s/></text:span><text:span text:style-name="T16_149">are</text:span><text:span text:style-name="T16_150"><text:s/></text:span><text:span text:style-name="T16_151">open</text:span><text:span text:style-name="T16_152"><text:s/></text:span><text:span text:style-name="T16_153">to</text:span><text:span text:style-name="T16_154"><text:s/></text:span><text:span text:style-name="T16_155">amending</text:span><text:span text:style-name="T16_156"><text:s/></text:span><text:span text:style-name="T16_157">the</text:span><text:span text:style-name="T16_158"><text:s/></text:span><text:span text:style-name="T16_159">Charter</text:span><text:span text:style-name="T16_160"><text:s/></text:span><text:span text:style-name="T16_161">one</text:span><text:span text:style-name="T16_162"><text:s/></text:span><text:span text:style-name="T16_163">last</text:span><text:span text:style-name="T16_164"><text:s/></text:span><text:span text:style-name="T16_165">time</text:span><text:span text:style-name="T16_166">.<text:s/></text:span><text:span text:style-name="T16_167">At</text:span><text:span text:style-name="T16_168"><text:s/></text:span><text:span text:style-name="T16_169">the</text:span><text:span text:style-name="T16_170"><text:s/></text:span><text:span text:style-name="T16_171">Town</text:span><text:span text:style-name="T16_172"><text:s/></text:span><text:span text:style-name="T16_173">Dance</text:span><text:span text:style-name="T16_174">,<text:s/></text:span><text:span text:style-name="T16_175">you</text:span><text:span text:style-name="T16_176"><text:s/></text:span><text:span text:style-name="T16_177">will</text:span><text:span text:style-name="T16_178"><text:s/></text:span><text:span text:style-name="T16_179">announce</text:span><text:span text:style-name="T16_180"><text:s/></text:span><text:span text:style-name="T16_181">any</text:span><text:span text:style-name="T16_182"><text:s/></text:span><text:span text:style-name="T16_183">and</text:span><text:span text:style-name="T16_184"><text:s/></text:span><text:span text:style-name="T16_185">all</text:span><text:span text:style-name="T16_186"><text:s/></text:span><text:span text:style-name="T16_187">amendments</text:span><text:span text:style-name="T16_188"><text:s/></text:span><text:span text:style-name="T16_189">to</text:span><text:span text:style-name="T16_190"><text:s/></text:span><text:span text:style-name="T16_191">the</text:span><text:span text:style-name="T16_192"><text:s/></text:span><text:span text:style-name="T16_193">Town</text:span><text:span text:style-name="T16_194"><text:s/></text:span><text:span text:style-name="T16_195">Charter</text:span><text:span text:style-name="T16_196"><text:s/></text:span><text:span text:style-name="T16_197">and</text:span><text:span text:style-name="T16_198"><text:s/></text:span><text:span text:style-name="T16_199">from</text:span><text:span text:style-name="T16_200"><text:s/></text:span><text:span text:style-name="T16_201">then</text:span><text:span text:style-name="T16_202"><text:s/></text:span><text:span text:style-name="T16_203">onwards</text:span><text:span text:style-name="T16_204"><text:s/></text:span><text:span text:style-name="T16_205">it</text:span><text:span text:style-name="T16_206"><text:s/></text:span><text:span text:style-name="T16_207">will</text:span><text:span text:style-name="T16_208"><text:s/></text:span><text:span text:style-name="T16_209">be</text:span><text:span text:style-name="T16_210"><text:s/></text:span><text:span text:style-name="T16_211">set</text:span><text:span text:style-name="T16_212"><text:s/></text:span><text:span text:style-name="T16_213">in</text:span><text:span text:style-name="T16_214"><text:s/></text:span><text:span text:style-name="T16_215">stone</text:span><text:span text:style-name="T16_216">.</text:span></text:p>
      <text:p text:style-name="P17"/>
      <text:p text:style-name="P18"><text:span text:style-name="T18_1">You</text:span><text:span text:style-name="T18_2"><text:s/></text:span><text:span text:style-name="T18_3">have</text:span><text:span text:style-name="T18_4"><text:s/></text:span><text:span text:style-name="T18_5">a</text:span><text:span text:style-name="T18_6"><text:s/></text:span><text:span text:style-name="T18_7">good</text:span><text:span text:style-name="T18_8"><text:s/></text:span><text:span text:style-name="T18_9">relationship</text:span><text:span text:style-name="T18_10"><text:s/></text:span><text:span text:style-name="T18_11">with</text:span><text:span text:style-name="T18_12"><text:s/></text:span><text:span text:style-name="T18_13">Gilbert</text:span><text:span text:style-name="T18_14"><text:s/></text:span><text:span text:style-name="T18_15">Sleeb</text:span><text:span text:style-name="T18_16">,<text:s/></text:span><text:span text:style-name="T18_17">the</text:span><text:span text:style-name="T18_18"><text:s/></text:span><text:span text:style-name="T18_19">towns</text:span><text:span text:style-name="T18_20"><text:s/></text:span><text:span text:style-name="T18_21">judge</text:span><text:span text:style-name="T18_22">,<text:s/></text:span><text:span text:style-name="T18_23">and</text:span><text:span text:style-name="T18_24"><text:s/></text:span><text:span text:style-name="T18_25">often</text:span><text:span text:style-name="T18_26"><text:s/></text:span><text:span text:style-name="T18_27">use</text:span><text:span text:style-name="T18_28"><text:s/></text:span><text:span text:style-name="T18_29">him</text:span><text:span text:style-name="T18_30"><text:s/></text:span><text:span text:style-name="T18_31">to</text:span><text:span text:style-name="T18_32"><text:s/></text:span><text:span text:style-name="T18_33">do</text:span><text:span text:style-name="T18_34"><text:s/></text:span><text:span text:style-name="T18_35">some</text:span><text:span text:style-name="T18_36"><text:s/></text:span><text:span text:style-name="T18_37">extra</text:span><text:span text:style-name="T18_38"><text:s/></text:span><text:span text:style-name="T18_39">work</text:span><text:span text:style-name="T18_40"><text:s/></text:span><text:span text:style-name="T18_41">if</text:span><text:span text:style-name="T18_42"><text:s/></text:span><text:span text:style-name="T18_43">too</text:span><text:span text:style-name="T18_44"><text:s/></text:span><text:span text:style-name="T18_45">many</text:span><text:span text:style-name="T18_46"><text:s/></text:span><text:span text:style-name="T18_47">criminals</text:span><text:span text:style-name="T18_48"><text:s/></text:span><text:span text:style-name="T18_49">appear</text:span><text:span text:style-name="T18_50"><text:s/></text:span><text:span text:style-name="T18_51">at</text:span><text:span text:style-name="T18_52"><text:s/></text:span><text:span text:style-name="T18_53">once</text:span><text:span text:style-name="T18_54">.<text:s/></text:span><text:span text:style-name="T18_55">He</text:span><text:span text:style-name="T18_56"><text:s/></text:span><text:span text:style-name="T18_57">might</text:span><text:span text:style-name="T18_58"><text:s/></text:span><text:span text:style-name="T18_59">be</text:span><text:span text:style-name="T18_60"><text:s/></text:span><text:span text:style-name="T18_61">a</text:span><text:span text:style-name="T18_62"><text:s/></text:span><text:span text:style-name="T18_63">good</text:span><text:span text:style-name="T18_64"><text:s/></text:span><text:span text:style-name="T18_65">person</text:span><text:span text:style-name="T18_66"><text:s/></text:span><text:span text:style-name="T18_67">to</text:span><text:span text:style-name="T18_68"><text:s/></text:span><text:span text:style-name="T18_69">liaise</text:span><text:span text:style-name="T18_70"><text:s/></text:span><text:span text:style-name="T18_71">with</text:span><text:span text:style-name="T18_72"><text:s/></text:span><text:span text:style-name="T18_73">regarding</text:span><text:span text:style-name="T18_74"><text:s/></text:span><text:span text:style-name="T18_75">the</text:span><text:span text:style-name="T18_76"><text:s/></text:span><text:span text:style-name="T18_77">Duke</text:span><text:span text:style-name="T18_78">’</text:span><text:span text:style-name="T18_79">s</text:span><text:span text:style-name="T18_80"><text:s/></text:span><text:span text:style-name="T18_81">murder</text:span><text:span text:style-name="T18_82">.<text:s/></text:span><text:span text:style-name="T18_83">Being</text:span><text:span text:style-name="T18_84"><text:s/></text:span><text:span text:style-name="T18_85">an</text:span><text:span text:style-name="T18_86"><text:s/></text:span><text:span text:style-name="T18_87">official</text:span><text:span text:style-name="T18_88"><text:s/></text:span><text:span text:style-name="T18_89">judge</text:span><text:span text:style-name="T18_90"><text:s/></text:span><text:span text:style-name="T18_91">though</text:span><text:span text:style-name="T18_92">,<text:s/></text:span><text:span text:style-name="T18_93">you</text:span><text:span text:style-name="T18_94">’</text:span><text:span text:style-name="T18_95">ve</text:span><text:span text:style-name="T18_96"><text:s/></text:span><text:span text:style-name="T18_97">had</text:span><text:span text:style-name="T18_98"><text:s/></text:span><text:span text:style-name="T18_99">to</text:span><text:span text:style-name="T18_100"><text:s/></text:span><text:span text:style-name="T18_101">be</text:span><text:span text:style-name="T18_102"><text:s/></text:span><text:span text:style-name="T18_103">very</text:span><text:span text:style-name="T18_104"><text:s/></text:span><text:span text:style-name="T18_105">careful</text:span><text:span text:style-name="T18_106"><text:s/></text:span><text:span text:style-name="T18_107">not</text:span><text:span text:style-name="T18_108"><text:s/></text:span><text:span text:style-name="T18_109">to</text:span><text:span text:style-name="T18_110"><text:s/></text:span><text:span text:style-name="T18_111">let</text:span><text:span text:style-name="T18_112"><text:s/></text:span><text:span text:style-name="T18_113">him</text:span><text:span text:style-name="T18_114"><text:s/></text:span><text:span text:style-name="T18_115">realise</text:span><text:span text:style-name="T18_116"><text:s/></text:span><text:span text:style-name="T18_117">that</text:span><text:span text:style-name="T18_118"><text:s/></text:span><text:span text:style-name="T18_119">you</text:span><text:span text:style-name="T18_120"><text:s/></text:span><text:span text:style-name="T18_121">aren</text:span><text:span text:style-name="T18_122">’</text:span><text:span text:style-name="T18_123">t</text:span><text:span text:style-name="T18_124"><text:s/></text:span><text:span text:style-name="T18_125">actually</text:span><text:span text:style-name="T18_126"><text:s/></text:span><text:span text:style-name="T18_127">a</text:span><text:span text:style-name="T18_128"><text:s/></text:span><text:span text:style-name="T18_129">real</text:span><text:span text:style-name="T18_130"><text:s/></text:span><text:span text:style-name="T18_131">policeman</text:span><text:span text:style-name="T18_132">.</text:span></text:p>
      <text:p text:style-name="P19"/>
      <text:p text:style-name="P20"><text:span text:style-name="T20_1">You</text:span><text:span text:style-name="T20_2"><text:s/></text:span><text:span text:style-name="T20_3">have</text:span><text:span text:style-name="T20_4"><text:s/></text:span><text:span text:style-name="T20_5">the</text:span><text:span text:style-name="T20_6"><text:s/></text:span><text:span text:style-name="T20_7">respect</text:span><text:span text:style-name="T20_8"><text:s/></text:span><text:span text:style-name="T20_9">of</text:span><text:span text:style-name="T20_10"><text:s/></text:span><text:span text:style-name="T20_11">everyone</text:span><text:span text:style-name="T20_12"><text:s/></text:span><text:span text:style-name="T20_13">in</text:span><text:span text:style-name="T20_14"><text:s/></text:span><text:span text:style-name="T20_15">town</text:span><text:span text:style-name="T20_16"><text:s/></text:span><text:span text:style-name="T20_17">but</text:span><text:span text:style-name="T20_18"><text:s/></text:span><text:span text:style-name="T20_19">someone</text:span><text:span text:style-name="T20_20"><text:s/></text:span><text:span text:style-name="T20_21">keeps</text:span><text:span text:style-name="T20_22"><text:s/></text:span><text:span text:style-name="T20_23">sending</text:span><text:span text:style-name="T20_24"><text:s/></text:span><text:span text:style-name="T20_25">you</text:span><text:span text:style-name="T20_26"><text:s/></text:span><text:span text:style-name="T20_27">lude</text:span><text:span text:style-name="T20_28"><text:s/></text:span><text:span text:style-name="T20_29">and</text:span><text:span text:style-name="T20_30"><text:s/></text:span><text:span text:style-name="T20_31">graphic</text:span><text:span text:style-name="T20_32"><text:s/></text:span><text:span text:style-name="T20_33">drawings</text:span><text:span text:style-name="T20_34">.<text:s/></text:span><text:span text:style-name="T20_35">What</text:span><text:span text:style-name="T20_36"><text:s/></text:span><text:span text:style-name="T20_37">kind</text:span><text:span text:style-name="T20_38"><text:s/></text:span><text:span text:style-name="T20_39">of</text:span><text:span text:style-name="T20_40"><text:s/></text:span><text:span text:style-name="T20_41">weirdo</text:span><text:span text:style-name="T20_42"><text:s/></text:span><text:span text:style-name="T20_43">would</text:span><text:span text:style-name="T20_44"><text:s/></text:span><text:span text:style-name="T20_45">do</text:span><text:span text:style-name="T20_46"><text:s/></text:span><text:span text:style-name="T20_47">such</text:span><text:span text:style-name="T20_48"><text:s/></text:span><text:span text:style-name="T20_49">a</text:span><text:span text:style-name="T20_50"><text:s/></text:span><text:span text:style-name="T20_51">thing</text:span><text:span text:style-name="T20_52">.</text:span></text:p>
      <text:p text:style-name="P21"/>
      <text:p text:style-name="P22"><text:span text:style-name="T22_1">Recently</text:span><text:span text:style-name="T22_2"><text:s/></text:span><text:span text:style-name="T22_3">you</text:span><text:span text:style-name="T22_4"><text:s/></text:span><text:span text:style-name="T22_5">have</text:span><text:span text:style-name="T22_6"><text:s/></text:span><text:span text:style-name="T22_7">been</text:span><text:span text:style-name="T22_8"><text:s/></text:span><text:span text:style-name="T22_9">working</text:span><text:span text:style-name="T22_10"><text:s/></text:span><text:span text:style-name="T22_11">on</text:span><text:span text:style-name="T22_12"><text:s/></text:span><text:span text:style-name="T22_13">the</text:span><text:span text:style-name="T22_14"><text:s/></text:span><text:span text:style-name="T22_15">death</text:span><text:span text:style-name="T22_16"><text:s/></text:span><text:span text:style-name="T22_17">of</text:span><text:span text:style-name="T22_18"><text:s/></text:span><text:span text:style-name="T22_19">Mary</text:span><text:span text:style-name="T22_20"><text:s/></text:span><text:span text:style-name="T22_21">Drake</text:span><text:span text:style-name="T22_22">.<text:s/></text:span><text:span text:style-name="T22_23">You</text:span><text:span text:style-name="T22_24"><text:s/></text:span><text:span text:style-name="T22_25">never</text:span><text:span text:style-name="T22_26"><text:s/></text:span><text:span text:style-name="T22_27">quite</text:span><text:span text:style-name="T22_28"><text:s/></text:span><text:span text:style-name="T22_29">got</text:span><text:span text:style-name="T22_30"><text:s/></text:span><text:span text:style-name="T22_31">to</text:span><text:span text:style-name="T22_32"><text:s/></text:span><text:span text:style-name="T22_33">the</text:span><text:span text:style-name="T22_34"><text:s/></text:span><text:span text:style-name="T22_35">bottom</text:span><text:span text:style-name="T22_36"><text:s/></text:span><text:span text:style-name="T22_37">of</text:span><text:span text:style-name="T22_38"><text:s/></text:span><text:span text:style-name="T22_39">it</text:span><text:span text:style-name="T22_40">.<text:s/></text:span><text:span text:style-name="T22_41">You</text:span><text:span text:style-name="T22_42"><text:s/></text:span><text:span text:style-name="T22_43">think</text:span><text:span text:style-name="T22_44"><text:s/></text:span><text:span text:style-name="T22_45">it</text:span><text:span text:style-name="T22_46"><text:s/></text:span><text:span text:style-name="T22_47">might</text:span><text:span text:style-name="T22_48"><text:s/></text:span><text:span text:style-name="T22_49">have</text:span><text:span text:style-name="T22_50"><text:s/></text:span><text:span text:style-name="T22_51">had</text:span><text:span text:style-name="T22_52"><text:s/></text:span><text:span text:style-name="T22_53">something</text:span><text:span text:style-name="T22_54"><text:s/></text:span><text:span text:style-name="T22_55">to</text:span><text:span text:style-name="T22_56"><text:s/></text:span><text:span text:style-name="T22_57">do</text:span><text:span text:style-name="T22_58"><text:s/></text:span><text:span text:style-name="T22_59">with</text:span><text:span text:style-name="T22_60"><text:s/></text:span><text:span text:style-name="T22_61">powerful</text:span><text:span text:style-name="T22_62"><text:s/></text:span><text:span text:style-name="T22_63">alchemy</text:span><text:span text:style-name="T22_64">.<text:s/></text:span><text:span text:style-name="T22_65">The</text:span><text:span text:style-name="T22_66"><text:s/></text:span><text:span text:style-name="T22_67">towns</text:span><text:span text:style-name="T22_68"><text:s/></text:span><text:span text:style-name="T22_69">stonemason</text:span><text:span text:style-name="T22_70">,<text:s/></text:span><text:span text:style-name="T22_71">Bartholomew</text:span><text:span text:style-name="T22_72"><text:s/></text:span><text:span text:style-name="T22_73">seemed</text:span><text:span text:style-name="T22_74"><text:s/></text:span><text:span text:style-name="T22_75">to</text:span><text:span text:style-name="T22_76"><text:s/></text:span><text:span text:style-name="T22_77">know</text:span><text:span text:style-name="T22_78"><text:s/></text:span><text:span text:style-name="T22_79">something</text:span><text:span text:style-name="T22_80"><text:s/></text:span><text:span text:style-name="T22_81">about</text:span><text:span text:style-name="T22_82"><text:s/></text:span><text:span text:style-name="T22_83">it</text:span><text:span text:style-name="T22_84"><text:s/></text:span><text:span text:style-name="T22_85">but</text:span><text:span text:style-name="T22_86"><text:s/></text:span><text:span text:style-name="T22_87">you</text:span><text:span text:style-name="T22_88"><text:s/></text:span><text:span text:style-name="T22_89">don</text:span><text:span text:style-name="T22_90">’</text:span><text:span text:style-name="T22_91">t</text:span><text:span text:style-name="T22_92"><text:s/></text:span><text:span text:style-name="T22_93">have</text:span><text:span text:style-name="T22_94"><text:s/></text:span><text:span text:style-name="T22_95">any</text:span><text:span text:style-name="T22_96"><text:s/></text:span><text:span text:style-name="T22_97">more</text:span><text:span text:style-name="T22_98"><text:s/></text:span><text:span text:style-name="T22_99">time</text:span><text:span text:style-name="T22_100"><text:s/></text:span><text:span text:style-name="T22_101">to</text:span><text:span text:style-name="T22_102"><text:s/></text:span><text:span text:style-name="T22_103">investigate</text:span><text:span text:style-name="T22_104"><text:s/></text:span><text:span text:style-name="T22_105">it</text:span><text:span text:style-name="T22_106">.<text:s/></text:span><text:span text:style-name="T22_107">You</text:span><text:span text:style-name="T22_108"><text:s/></text:span><text:span text:style-name="T22_109">can</text:span><text:span text:style-name="T22_110"><text:s/></text:span><text:span text:style-name="T22_111">get</text:span><text:span text:style-name="T22_112"><text:s/></text:span><text:span text:style-name="T22_113">someone</text:span><text:span text:style-name="T22_114"><text:s/></text:span><text:span text:style-name="T22_115">else</text:span><text:span text:style-name="T22_116"><text:s/></text:span><text:span text:style-name="T22_117">to</text:span><text:span text:style-name="T22_118"><text:s/></text:span><text:span text:style-name="T22_119">look</text:span><text:span text:style-name="T22_120"><text:s/></text:span><text:span text:style-name="T22_121">into</text:span><text:span text:style-name="T22_122"><text:s/></text:span><text:span text:style-name="T22_123">it</text:span><text:span text:style-name="T22_124"><text:s/></text:span><text:span text:style-name="T22_125">if</text:span><text:span text:style-name="T22_126"><text:s/></text:span><text:span text:style-name="T22_127">they</text:span><text:span text:style-name="T22_128"><text:s/></text:span><text:span text:style-name="T22_129">ask</text:span><text:span text:style-name="T22_130"><text:s/></text:span><text:span text:style-name="T22_131">any</text:span><text:span text:style-name="T22_132"><text:s/></text:span><text:span text:style-name="T22_133">questions</text:span><text:span text:style-name="T22_134">.</text:span></text:p>
      <text:p text:style-name="P23"/>
      <text:h text:style-name="P24" text:outline-level="10"><text:bookmark-start text:name="h.tcks6pc4flor"/><text:bookmark-end text:name="h.tcks6pc4flor"/><text:span text:style-name="T24_1">Your</text:span><text:span text:style-name="T24_2"><text:s/></text:span><text:span text:style-name="T24_3">Goals</text:span></text:h>
      <text:list text:style-name="LS2" xml:id="list2">
        <text:list-item>
          <text:p text:style-name="P25"><text:span text:style-name="T25_1">Arrest</text:span><text:span text:style-name="T25_2"><text:s/></text:span><text:span text:style-name="T25_3">at</text:span><text:span text:style-name="T25_4"><text:s/></text:span><text:span text:style-name="T25_5">least</text:span><text:span text:style-name="T25_6"><text:s/>3<text:s/></text:span><text:span text:style-name="T25_7">criminals</text:span></text:p>
        </text:list-item>
        <text:list-item>
          <text:p text:style-name="P26"><text:span text:style-name="T26_1">Fine</text:span><text:span text:style-name="T26_2"><text:s/></text:span><text:span text:style-name="T26_3">at</text:span><text:span text:style-name="T26_4"><text:s/></text:span><text:span text:style-name="T26_5">least</text:span><text:span text:style-name="T26_6"><text:s/>3<text:s/></text:span><text:span text:style-name="T26_7">criminals</text:span></text:p>
        </text:list-item>
        <text:list-item>
          <text:p text:style-name="P27"><text:span text:style-name="T27_1">Solve</text:span><text:span text:style-name="T27_2"><text:s/></text:span><text:span text:style-name="T27_3">your</text:span><text:span text:style-name="T27_4"><text:s/></text:span><text:span text:style-name="T27_5">parents</text:span><text:span text:style-name="T27_6"><text:s/></text:span><text:span text:style-name="T27_7">murder</text:span></text:p>
        </text:list-item>
        <text:list-item>
          <text:p text:style-name="P28"><text:span text:style-name="T28_1">Hide</text:span><text:span text:style-name="T28_2"><text:s/></text:span><text:span text:style-name="T28_3">the</text:span><text:span text:style-name="T28_4"><text:s/></text:span><text:span text:style-name="T28_5">fact</text:span><text:span text:style-name="T28_6"><text:s/></text:span><text:span text:style-name="T28_7">that</text:span><text:span text:style-name="T28_8"><text:s/></text:span><text:span text:style-name="T28_9">you</text:span><text:span text:style-name="T28_10">’</text:span><text:span text:style-name="T28_11">re</text:span><text:span text:style-name="T28_12"><text:s/></text:span><text:span text:style-name="T28_13">not</text:span><text:span text:style-name="T28_14"><text:s/></text:span><text:span text:style-name="T28_15">a</text:span><text:span text:style-name="T28_16"><text:s/></text:span><text:span text:style-name="T28_17">real</text:span><text:span text:style-name="T28_18"><text:s/></text:span><text:span text:style-name="T28_19">policeman</text:span><text:span text:style-name="T28_20"><text:s/></text:span><text:span text:style-name="T28_21">from</text:span><text:span text:style-name="T28_22"><text:s/></text:span><text:span text:style-name="T28_23">Gilbert</text:span><text:span text:style-name="T28_24">,<text:s/></text:span><text:span text:style-name="T28_25">or</text:span><text:span text:style-name="T28_26"><text:s/></text:span><text:span text:style-name="T28_27">find</text:span><text:span text:style-name="T28_28"><text:s/></text:span><text:span text:style-name="T28_29">a</text:span><text:span text:style-name="T28_30"><text:s/></text:span><text:span text:style-name="T28_31">way</text:span><text:span text:style-name="T28_32"><text:s/></text:span><text:span text:style-name="T28_33">to</text:span><text:span text:style-name="T28_34"><text:s/></text:span><text:span text:style-name="T28_35">resolve</text:span><text:span text:style-name="T28_36"><text:s/></text:span><text:span text:style-name="T28_37">the</text:span><text:span text:style-name="T28_38"><text:s/></text:span><text:span text:style-name="T28_39">situation</text:span><text:span text:style-name="T28_40">.</text:span></text:p>
        </text:list-item>
        <text:list-item>
          <text:p text:style-name="P29"><text:span text:style-name="T29_1">Find</text:span><text:span text:style-name="T29_2"><text:s/></text:span><text:span text:style-name="T29_3">a</text:span><text:span text:style-name="T29_4"><text:s/></text:span><text:span text:style-name="T29_5">costume</text:span><text:span text:style-name="T29_6"><text:s/></text:span><text:span text:style-name="T29_7">that</text:span><text:span text:style-name="T29_8"><text:s/></text:span><text:span text:style-name="T29_9">best</text:span><text:span text:style-name="T29_10"><text:s/></text:span><text:span text:style-name="T29_11">represents</text:span><text:span text:style-name="T29_12"><text:s/></text:span><text:span text:style-name="T29_13">your</text:span><text:span text:style-name="T29_14"><text:s/></text:span><text:span text:style-name="T29_15">goal</text:span><text:span text:style-name="T29_16"><text:s/></text:span><text:span text:style-name="T29_17">of</text:span><text:span text:style-name="T29_18"><text:s/></text:span><text:span text:style-name="T29_19">ultimate</text:span><text:span text:style-name="T29_20"><text:s/></text:span><text:span text:style-name="T29_21">crime</text:span><text:span text:style-name="T29_22"><text:s/></text:span><text:span text:style-name="T29_23">fighter</text:span></text:p>
        </text:list-item>
        <text:list-item>
          <text:p text:style-name="P30"><text:span text:style-name="T30_1">Finalise</text:span><text:span text:style-name="T30_2"><text:s/></text:span><text:span text:style-name="T30_3">the</text:span><text:span text:style-name="T30_4"><text:s/></text:span><text:span text:style-name="T30_5">laws</text:span><text:span text:style-name="T30_6"><text:s/></text:span><text:span text:style-name="T30_7">on</text:span><text:span text:style-name="T30_8"><text:s/></text:span><text:span text:style-name="T30_9">the</text:span><text:span text:style-name="T30_10"><text:s/></text:span><text:span text:style-name="T30_11">town</text:span><text:span text:style-name="T30_12"><text:s/></text:span><text:span text:style-name="T30_13">charter</text:span></text:p>
        </text:list-item>
        <text:list-item>
          <text:p text:style-name="P31"><text:span text:style-name="T31_1">Solve</text:span><text:span text:style-name="T31_2"><text:s/></text:span><text:span text:style-name="T31_3">the</text:span><text:span text:style-name="T31_4"><text:s/></text:span><text:span text:style-name="T31_5">murder</text:span>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